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7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Text_20_body" style:list-style-name="L8">
      <style:paragraph-properties fo:margin-top="0in" fo:margin-bottom="0in"/>
    </style:style>
    <style:style style:name="P377" style:family="paragraph" style:parent-style-name="Text_20_body" style:list-style-name="L9">
      <style:paragraph-properties fo:margin-top="0in" fo:margin-bottom="0in"/>
    </style:style>
    <style:style style:name="P378" style:family="paragraph" style:parent-style-name="Text_20_body" style:list-style-name="L10">
      <style:paragraph-properties fo:margin-top="0in" fo:margin-bottom="0in"/>
    </style:style>
    <style:style style:name="P379" style:family="paragraph" style:parent-style-name="Text_20_body" style:list-style-name="L11">
      <style:paragraph-properties fo:margin-top="0in" fo:margin-bottom="0in"/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Text_20_body" style:list-style-name="L12">
    </style:style>
    <style:style style:name="P555" style:family="paragraph" style:parent-style-name="Text_20_body" style:list-style-name="L13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Text_20_body" style:list-style-name="L14">
    </style:style>
    <style:style style:name="P742" style:family="paragraph" style:parent-style-name="Text_20_body" style:list-style-name="L15">
    </style:style>
    <style:style style:name="P743" style:family="paragraph" style:parent-style-name="Text_20_body" style:list-style-name="L16">
    </style:style>
    <style:style style:name="P744" style:family="paragraph" style:parent-style-name="Text_20_body" style:list-style-name="L17">
    </style:style>
    <style:style style:name="P745" style:family="paragraph" style:parent-style-name="Text_20_body" style:list-style-name="L18">
    </style:style>
    <style:style style:name="P746" style:family="paragraph" style:parent-style-name="Text_20_body" style:list-style-name="L19">
    </style:style>
    <style:style style:name="P747" style:family="paragraph" style:parent-style-name="Text_20_body" style:list-style-name="L20">
    </style:style>
    <style:style style:name="P748" style:family="paragraph" style:parent-style-name="Text_20_body" style:list-style-name="L21">
    </style:style>
    <style:style style:name="P749" style:family="paragraph" style:parent-style-name="Text_20_body" style:list-style-name="L22">
    </style:style>
    <style:style style:name="P750" style:family="paragraph" style:parent-style-name="Text_20_body" style:list-style-name="L23">
    </style:style>
    <style:style style:name="P751" style:family="paragraph" style:parent-style-name="Text_20_body" style:list-style-name="L24">
    </style:style>
    <style:style style:name="P752" style:family="paragraph" style:parent-style-name="Text_20_body" style:list-style-name="L25">
      <style:paragraph-properties fo:margin-top="0in" fo:margin-bottom="0in"/>
    </style:style>
    <style:style style:name="P753" style:family="paragraph" style:parent-style-name="Text_20_body" style:list-style-name="L26">
      <style:paragraph-properties fo:margin-top="0in" fo:margin-bottom="0in"/>
    </style:style>
    <style:style style:name="P754" style:family="paragraph" style:parent-style-name="Text_20_body" style:list-style-name="L27">
      <style:paragraph-properties fo:margin-top="0in" fo:margin-bottom="0in"/>
    </style:style>
    <style:style style:name="P755" style:family="paragraph" style:parent-style-name="Text_20_body" style:list-style-name="L28">
      <style:paragraph-properties fo:margin-top="0in" fo:margin-bottom="0in"/>
    </style:style>
    <style:style style:name="P756" style:family="paragraph" style:parent-style-name="Text_20_body" style:list-style-name="L29">
      <style:paragraph-properties fo:margin-top="0in" fo:margin-bottom="0in"/>
    </style:style>
  </office:automatic-styles>
  <office:body>
    <office:text>
      <text:h text:style-name="Title">Less, un preprocesador CSS</text:h>
      <text:p text:style-name="Author">Adolfo Sanz De Diego</text:p>
      <text:p text:style-name="Date">Septiembre 2014</text:p>
      <text:h text:style-name="Heading_20_1" text:outline-level="1">El autor</text:h>
      <text:h text:style-name="Heading_20_2" text:outline-level="2">Adolfo Sanz De Diego</text:h>
      <text:p text:style-name="First_20_paragraph"><text:span text:style-name="T1">Antiguo</text:span><text:span text:style-name="T2"> </text:span><text:span text:style-name="T3">programador</text:span><text:span text:style-name="T4"> </text:span><text:span text:style-name="T5">web</text:span><text:span text:style-name="T6"> </text:span><text:span text:style-name="T7">JEE</text:span><text:span text:style-name="T8"> </text:span><text:span text:style-name="T9">(6</text:span><text:span text:style-name="T10"> </text:span><text:span text:style-name="T11">años)</text:span></text:p>
      <text:p text:style-name="Text_20_body">Hoy en día:</text:p>
      <text:list text:style-name="L1">
        <text:list-item>
          <text:p text:style-name="P1"><text:span text:style-name="T12">Profesor</text:span><text:span text:style-name="T13"> </text:span><text:span text:style-name="T14">de</text:span><text:span text:style-name="T15"> </text:span><text:span text:style-name="T16">FP</text:span><text:span text:style-name="T17"> </text:span><text:span text:style-name="T18">(6</text:span><text:span text:style-name="T19"> </text:span><text:span text:style-name="T20">años)</text:span>:</text:p>
          <text:list text:style-name="L2">
            <text:list-item>
              <text:p text:style-name="P2">Hardware, Sistemas Operativos</text:p>
            </text:list-item>
            <text:list-item>
              <text:p text:style-name="P2">Redes, Programación</text:p>
            </text:list-item>
          </text:list>
        </text:list-item>
        <text:list-item>
          <text:p text:style-name="P1"><text:span text:style-name="T21">Formador</text:span><text:span text:style-name="T22"> </text:span><text:span text:style-name="T23">Freelance</text:span><text:span text:style-name="T24"> </text:span><text:span text:style-name="T25">(3</text:span><text:span text:style-name="T26"> </text:span><text:span text:style-name="T27">años)</text:span>:</text:p>
          <text:list text:style-name="L3">
            <text:list-item>
              <text:p text:style-name="P3">Java, Android</text:p>
            </text:list-item>
            <text:list-item>
              <text:p text:style-name="P3">JavaScript, jQuery</text:p>
            </text:list-item>
            <text:list-item>
              <text:p text:style-name="P3">JSF, Spring, Hibernate</text:p>
            </text:list-item>
            <text:list-item>
              <text:p text:style-name="P3">Groovy &amp; Grails</text:p>
            </text:list-item>
          </text:list>
        </text:list-item>
      </text:list>
      <text:h text:style-name="Heading_20_2" text:outline-level="2">Algunos proyectos</text:h>
      <text:p text:style-name="First_20_paragraph">Fundador y/o creador:</text:p>
      <text:list text:style-name="L4">
        <text:list-item>
          <text:p text:style-name="P4"><text:span text:style-name="T28">Hackathon</text:span><text:span text:style-name="T29"> </text:span><text:span text:style-name="T30">Lovers</text:span>: <text:a xlink:type="simple" xlink:href="http://hackathonlovers.com" office:name=""><text:span text:style-name="Definition">http://hackathonlovers.com</text:span></text:a></text:p>
        </text:list-item>
        <text:list-item>
          <text:p text:style-name="P4"><text:span text:style-name="T31">Tweets</text:span><text:span text:style-name="T32"> </text:span><text:span text:style-name="T33">Sentiment</text:span>: <text:a xlink:type="simple" xlink:href="http://tweetssentiment.com" office:name=""><text:span text:style-name="Definition">http://tweetssentiment.com</text:span></text:a></text:p>
        </text:list-item>
        <text:list-item>
          <text:p text:style-name="P4"><text:span text:style-name="T34">MarkdownSlides</text:span>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Co-fundador y/o co-creador:</text:p>
      <text:list text:style-name="L5">
        <text:list-item>
          <text:p text:style-name="P5"><text:span text:style-name="T35">PeliTweets</text:span>: <text:a xlink:type="simple" xlink:href="http://pelitweets.com" office:name=""><text:span text:style-name="Definition">http://pelitweets.com</text:span></text:a></text:p>
        </text:list-item>
        <text:list-item>
          <text:p text:style-name="P5"><text:span text:style-name="T36">Password</text:span><text:span text:style-name="T37"> </text:span><text:span text:style-name="T38">Manager</text:span><text:span text:style-name="T39"> </text:span><text:span text:style-name="T40">Generator</text:span>: <text:a xlink:type="simple" xlink:href="http://pasmangen.github.io" office:name=""><text:span text:style-name="Definition">http://pasmangen.github.io</text:span></text:a></text:p>
        </text:list-item>
      </text:list>
      <text:h text:style-name="Heading_20_2" text:outline-level="2">¿Donde encontrarme?</text:h>
      <text:p text:style-name="First_20_paragraph">Mi nick: <text:span text:style-name="T41">asanzdiego</text:span></text:p>
      <text:list text:style-name="L6">
        <text:list-item>
          <text:p text:style-name="P6">AboutMe: <text:a xlink:type="simple" xlink:href="http://about.me/asanzdiego" office:name=""><text:span text:style-name="Definition">http://about.me/asanzdiego</text:span></text:a></text:p>
        </text:list-item>
        <text:list-item>
          <text:p text:style-name="P6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6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6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6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6">Google+: <text:a xlink:type="simple" xlink:href="http://plus.google.com/+AdolfoSanzDeDiego" office:name=""><text:span text:style-name="Definition">http://plus.google.com/+AdolfoSanzDeDiego</text:span></text:a></text:p>
        </text:list-item>
      </text:list>
      <text:h text:style-name="Heading_20_1" text:outline-level="1">Introducción</text:h>
      <text:h text:style-name="Heading_20_2" text:outline-level="2">¿Qué es?</text:h>
      <text:p text:style-name="First_20_paragraph">Less es un <text:span text:style-name="T42">pre-procesador</text:span><text:span text:style-name="T43"> </text:span><text:span text:style-name="T44">de</text:span><text:span text:style-name="T45"> </text:span><text:span text:style-name="T46">CSS</text:span>.</text:p>
      <text:p text:style-name="Text_20_body">Añade características como <text:span text:style-name="T47">variables,</text:span><text:span text:style-name="T48"> </text:span><text:span text:style-name="T49">mixins,</text:span><text:span text:style-name="T50"> </text:span><text:span text:style-name="T51">funciones,</text:span><text:span text:style-name="T52"> </text:span><text:span text:style-name="T53">etc</text:span>.</text:p>
      <text:h text:style-name="Heading_20_2" text:outline-level="2">Ventajas</text:h>
      <text:p text:style-name="First_20_paragraph">El CSS es así <text:span text:style-name="T54">más</text:span><text:span text:style-name="T55"> </text:span><text:span text:style-name="T56">fácil</text:span><text:span text:style-name="T57"> </text:span><text:span text:style-name="T58">de</text:span><text:span text:style-name="T59"> </text:span><text:span text:style-name="T60">mantener,</text:span><text:span text:style-name="T61"> </text:span><text:span text:style-name="T62">personalizable</text:span><text:span text:style-name="T63"> </text:span><text:span text:style-name="T64">y</text:span><text:span text:style-name="T65"> </text:span><text:span text:style-name="T66">extensible</text:span>.</text:p>
      <text:p text:style-name="Text_20_body">Less (con respecto a otros pre-procesadores CSS) tiene una <text:span text:style-name="T67">sintaxis</text:span><text:span text:style-name="T68"> </text:span><text:span text:style-name="T69">parecida</text:span><text:span text:style-name="T70"> </text:span><text:span text:style-name="T71">a</text:span><text:span text:style-name="T72"> </text:span><text:span text:style-name="T73">CSS</text:span>.</text:p>
      <text:h text:style-name="Heading_20_2" text:outline-level="2">Características</text:h>
      <text:p text:style-name="First_20_paragraph">Less se puede ejecutar <text:span text:style-name="T74">desde</text:span><text:span text:style-name="T75"> </text:span><text:span text:style-name="T76">NodeJS,</text:span><text:span text:style-name="T77"> </text:span><text:span text:style-name="T78">desde</text:span><text:span text:style-name="T79"> </text:span><text:span text:style-name="T80">un</text:span><text:span text:style-name="T81"> </text:span><text:span text:style-name="T82">navegador,</text:span><text:span text:style-name="T83"> </text:span><text:span text:style-name="T84">o</text:span><text:span text:style-name="T85"> </text:span><text:span text:style-name="T86">desde</text:span><text:span text:style-name="T87"> </text:span><text:span text:style-name="T88">Rhino</text:span>.</text:p>
      <text:p text:style-name="Text_20_body">Además <text:span text:style-name="T89">existen</text:span><text:span text:style-name="T90"> </text:span><text:span text:style-name="T91">muchas</text:span><text:span text:style-name="T92"> </text:span><text:span text:style-name="T93">herramientas</text:span> que permiten compilar los archivos y ver los cambios en caliente.</text:p>
      <text:h text:style-name="Heading_20_1" text:outline-level="1">Usando Less</text:h>
      <text:h text:style-name="Heading_20_2" text:outline-level="2">Instalación</text:h>
      <text:p text:style-name="First_20_paragraph">La forma más sencilla de instalar Less, es <text:span text:style-name="T94">a</text:span><text:span text:style-name="T95"> </text:span><text:span text:style-name="T96">través</text:span><text:span text:style-name="T97"> </text:span><text:span text:style-name="T98">de</text:span><text:span text:style-name="T99"> </text:span><text:span text:style-name="T100">la</text:span><text:span text:style-name="T101"> </text:span><text:span text:style-name="T102">npm</text:span>, el gestor de paquetes de NodeJS:</text:p>
      <text:p text:style-name="P7">$ npm install -g less</text:p>
      <text:h text:style-name="Heading_20_2" text:outline-level="2">Línea de comandos</text:h>
      <text:p text:style-name="First_20_paragraph">Una vez instalado, se puede compilar desde la línea de comandos:</text:p>
      <text:p text:style-name="P8">$ lessc styles.less &gt; styles.css</text:p>
      <text:h text:style-name="Heading_20_2" text:outline-level="2">Desde NodeJS</text:h>
      <text:p text:style-name="First_20_paragraph">El siguiente código:</text:p>
      <text:p text:style-name="P9">var less = require('less');</text:p>
      <text:p text:style-name="P10"/>
      <text:p text:style-name="P11">less.render(</text:p>
      <text:p text:style-name="P12"><text:s text:c="2"/>'.class { width: (1 + 1) }',</text:p>
      <text:p text:style-name="P13"><text:s text:c="2"/>function (e, css) {</text:p>
      <text:p text:style-name="P14"><text:s text:c="4"/>console.log(css);</text:p>
      <text:p text:style-name="P15"><text:s text:c="2"/>}</text:p>
      <text:p text:style-name="P16">);</text:p>
      <text:p text:style-name="First_20_paragraph">Sacará por pantalla:</text:p>
      <text:p text:style-name="P17">.class {</text:p>
      <text:p text:style-name="P18"><text:s text:c="2"/>width: 2;</text:p>
      <text:p text:style-name="P19">}</text:p>
      <text:h text:style-name="Heading_20_2" text:outline-level="2">Con Rhino</text:h>
      <text:p text:style-name="First_20_paragraph"><text:span text:style-name="T103">Rhino</text:span><text:span text:style-name="T104"> </text:span><text:span text:style-name="T105">te</text:span><text:span text:style-name="T106"> </text:span><text:span text:style-name="T107">permite</text:span><text:span text:style-name="T108"> </text:span><text:span text:style-name="T109">usar</text:span><text:span text:style-name="T110"> </text:span><text:span text:style-name="T111">JavaScript</text:span><text:span text:style-name="T112"> </text:span><text:span text:style-name="T113">desde</text:span><text:span text:style-name="T114"> </text:span><text:span text:style-name="T115">una</text:span><text:span text:style-name="T116"> </text:span><text:span text:style-name="T117">Máquina</text:span><text:span text:style-name="T118"> </text:span><text:span text:style-name="T119">Virtual</text:span><text:span text:style-name="T120"> </text:span><text:span text:style-name="T121">de</text:span><text:span text:style-name="T122"> </text:span><text:span text:style-name="T123">Java</text:span></text:p>
      <text:p text:style-name="P20">java -jar js.jar </text:p>
      <text:p text:style-name="P21"><text:s text:c="1"/>-f less-rhino-&lt;version&gt;.js</text:p>
      <text:p text:style-name="P22"><text:s text:c="5"/>lessc-rhino-&lt;version&gt;.js</text:p>
      <text:p text:style-name="P23"><text:s text:c="5"/>styles.less styles.css</text:p>
      <text:h text:style-name="Heading_20_2" text:outline-level="2">Desde el navegador</text:h>
      <text:p text:style-name="First_20_paragraph">Es la forma más fácil para empezar, pero <text:span text:style-name="T124">no</text:span><text:span text:style-name="T125"> </text:span><text:span text:style-name="T126">es</text:span><text:span text:style-name="T127"> </text:span><text:span text:style-name="T128">recomendable</text:span><text:span text:style-name="T129"> </text:span><text:span text:style-name="T130">usarlo</text:span><text:span text:style-name="T131"> </text:span><text:span text:style-name="T132">así</text:span><text:span text:style-name="T133"> </text:span><text:span text:style-name="T134">en</text:span><text:span text:style-name="T135"> </text:span><text:span text:style-name="T136">producción</text:span>.</text:p>
      <text:p text:style-name="Text_20_body"><text:span text:style-name="T137">Se</text:span><text:span text:style-name="T138"> </text:span><text:span text:style-name="T139">recomienda</text:span><text:span text:style-name="T140"> </text:span><text:span text:style-name="T141">pre-compilar</text:span> usando NodeJS, Rhino, o una de las muchas herramientas de terceros disponibles.</text:p>
      <text:p text:style-name="Text_20_body">Enlazar tu archivo less que quieras precompilar:</text:p>
      <text:p text:style-name="P24">&lt;link rel="stylesheet/less"</text:p>
      <text:p text:style-name="P25"><text:s text:c="5"/>type="text/css"</text:p>
      <text:p text:style-name="P26"><text:s text:c="5"/>href="styles.less" /&gt;</text:p>
      <text:p text:style-name="First_20_paragraph">Descargar: <text:a xlink:type="simple" xlink:href="https://github.com/less/less.js/archive/master.zip" office:name=""><text:span text:style-name="Definition">https://github.com/less/less.js/archive/master.zip</text:span></text:a></text:p>
      <text:p text:style-name="Text_20_body">Enlazar el js de less:</text:p>
      <text:p text:style-name="P27">&lt;script src="less.js"</text:p>
      <text:p text:style-name="P28"><text:s text:c="7"/>type="text/javascript"&gt;</text:p>
      <text:p text:style-name="P29">&lt;/script&gt;</text:p>
      <text:p text:style-name="First_20_paragraph"><text:span text:style-name="T142">Consejos</text:span>;</text:p>
      <text:list text:style-name="L7">
        <text:list-item>
          <text:p text:style-name="P30">Enlaza tus archivos a precompilar antes que la librería de less.</text:p>
        </text:list-item>
        <text:list-item>
          <text:p text:style-name="P30">Si hay más de un archivo a precompilar, estos se compilan de forma independiente.</text:p>
        </text:list-item>
      </text:list>
      <text:h text:style-name="Heading_20_1" text:outline-level="1">Características</text:h>
      <text:h text:style-name="Heading_20_2" text:outline-level="2">Variables</text:h>
      <text:p text:style-name="First_20_paragraph">El siguiente código:</text:p>
      <text:p text:style-name="P31">@nice-blue: #5B83AD;</text:p>
      <text:p text:style-name="P32">@light-blue: @nice-blue + #111;</text:p>
      <text:p text:style-name="P33"/>
      <text:p text:style-name="P34">#header {</text:p>
      <text:p text:style-name="P35"><text:s text:c="2"/>color: @light-blue;</text:p>
      <text:p text:style-name="P36">}</text:p>
      <text:p text:style-name="First_20_paragraph">Les compila a:</text:p>
      <text:p text:style-name="P37">#header {</text:p>
      <text:p text:style-name="P38"><text:s text:c="2"/>color: #6c94be;</text:p>
      <text:p text:style-name="P39">}</text:p>
      <text:p text:style-name="First_20_paragraph">Nota: las variables <text:span text:style-name="T143">son</text:span><text:span text:style-name="T144"> </text:span><text:span text:style-name="T145">en</text:span><text:span text:style-name="T146"> </text:span><text:span text:style-name="T147">realidad</text:span><text:span text:style-name="T148"> </text:span><text:span text:style-name="T149">"constantes"</text:span><text:span text:style-name="T150"> </text:span><text:span text:style-name="T151">ya</text:span><text:span text:style-name="T152"> </text:span><text:span text:style-name="T153">que</text:span><text:span text:style-name="T154"> </text:span><text:span text:style-name="T155">sólo</text:span><text:span text:style-name="T156"> </text:span><text:span text:style-name="T157">pueden</text:span><text:span text:style-name="T158"> </text:span><text:span text:style-name="T159">ser</text:span><text:span text:style-name="T160"> </text:span><text:span text:style-name="T161">definidas</text:span><text:span text:style-name="T162"> </text:span><text:span text:style-name="T163">una</text:span><text:span text:style-name="T164"> </text:span><text:span text:style-name="T165">vez</text:span>.</text:p>
      <text:h text:style-name="Heading_20_2" text:outline-level="2">Extend</text:h>
      <text:p text:style-name="First_20_paragraph">Son una forma de <text:span text:style-name="T166">herencia</text:span>:</text:p>
      <text:p text:style-name="P40">.animal {</text:p>
      <text:p text:style-name="P41"><text:s text:c="2"/>background-color: black;</text:p>
      <text:p text:style-name="P42"><text:s text:c="2"/>color: white;</text:p>
      <text:p text:style-name="P43">}</text:p>
      <text:p text:style-name="P44">.bear {</text:p>
      <text:p text:style-name="P45"><text:s text:c="2"/>&amp;:extend(.animal);</text:p>
      <text:p text:style-name="P46"><text:s text:c="2"/>background-color: brown;</text:p>
      <text:p text:style-name="P47">}</text:p>
      <text:h text:style-name="Heading_20_2" text:outline-level="2">Mixins</text:h>
      <text:p text:style-name="First_20_paragraph">Los Mixins son una forma de <text:span text:style-name="T167">reutilizar</text:span><text:span text:style-name="T168"> </text:span><text:span text:style-name="T169">propiedades</text:span><text:span text:style-name="T170"> </text:span><text:span text:style-name="T171">ya</text:span><text:span text:style-name="T172"> </text:span><text:span text:style-name="T173">definidas</text:span>:</text:p>
      <text:p text:style-name="Text_20_body">Imaginemos la clase .bordered:</text:p>
      <text:p text:style-name="P48">.bordered {</text:p>
      <text:p text:style-name="P49"><text:s text:c="2"/>border-top: dotted 1px black;</text:p>
      <text:p text:style-name="P50"><text:s text:c="2"/>border-bottom: solid 2px black;</text:p>
      <text:p text:style-name="P51">}</text:p>
      <text:p text:style-name="First_20_paragraph">Lo podemos usar así:</text:p>
      <text:p text:style-name="P52">#menu a {</text:p>
      <text:p text:style-name="P53"><text:s text:c="2"/>color: #111;</text:p>
      <text:p text:style-name="P54"><text:s text:c="2"/>.bordered;</text:p>
      <text:p text:style-name="P55">}</text:p>
      <text:p text:style-name="P56"/>
      <text:p text:style-name="P57">.post a {</text:p>
      <text:p text:style-name="P58"><text:s text:c="2"/>color: red;</text:p>
      <text:p text:style-name="P59"><text:s text:c="2"/>.bordered;</text:p>
      <text:p text:style-name="P60">}</text:p>
      <text:p text:style-name="First_20_paragraph">Nota: <text:span text:style-name="T174">Además</text:span><text:span text:style-name="T175"> </text:span><text:span text:style-name="T176">de</text:span><text:span text:style-name="T177"> </text:span><text:span text:style-name="T178">clases,</text:span><text:span text:style-name="T179"> </text:span><text:span text:style-name="T180">también</text:span><text:span text:style-name="T181"> </text:span><text:span text:style-name="T182">se</text:span><text:span text:style-name="T183"> </text:span><text:span text:style-name="T184">pueden</text:span><text:span text:style-name="T185"> </text:span><text:span text:style-name="T186">utilizar</text:span><text:span text:style-name="T187"> </text:span><text:span text:style-name="T188">#ids</text:span><text:span text:style-name="T189"> </text:span><text:span text:style-name="T190">como</text:span><text:span text:style-name="T191"> </text:span><text:span text:style-name="T192">mixins</text:span>.</text:p>
      <text:h text:style-name="Heading_20_2" text:outline-level="2">Reglas anidadas</text:h>
      <text:p text:style-name="First_20_paragraph">Supongamos que tenemos el siguiente CSS:</text:p>
      <text:p text:style-name="P61">#header {</text:p>
      <text:p text:style-name="P62"><text:s text:c="2"/>color: black;</text:p>
      <text:p text:style-name="P63">}</text:p>
      <text:p text:style-name="P64">#header a {</text:p>
      <text:p text:style-name="P65"><text:s text:c="2"/>color: blue;</text:p>
      <text:p text:style-name="P66">}</text:p>
      <text:p text:style-name="P67">#header a:hover {</text:p>
      <text:p text:style-name="P68"><text:s text:c="2"/>color: red;</text:p>
      <text:p text:style-name="P69">}</text:p>
      <text:p text:style-name="First_20_paragraph">Pues con Less se puede escribir así:</text:p>
      <text:p text:style-name="P70">#header {</text:p>
      <text:p text:style-name="P71"><text:s text:c="2"/>color: black;</text:p>
      <text:p text:style-name="P72"><text:s text:c="2"/>a {</text:p>
      <text:p text:style-name="P73"><text:s text:c="4"/>color: blue;</text:p>
      <text:p text:style-name="P74"><text:s text:c="4"/>&amp;:hover {</text:p>
      <text:p text:style-name="P75"><text:s text:c="6"/>color: red;</text:p>
      <text:p text:style-name="P76"><text:s text:c="4"/>}</text:p>
      <text:p text:style-name="P77"><text:s text:c="2"/>}</text:p>
      <text:p text:style-name="P78">}</text:p>
      <text:p text:style-name="First_20_paragraph"><text:span text:style-name="T193">Se</text:span><text:span text:style-name="T194"> </text:span><text:span text:style-name="T195">pueden</text:span><text:span text:style-name="T196"> </text:span><text:span text:style-name="T197">usar</text:span><text:span text:style-name="T198"> </text:span><text:span text:style-name="T199">pseudo-elementos,</text:span><text:span text:style-name="T200"> </text:span><text:span text:style-name="T201">y</text:span><text:span text:style-name="T202"> </text:span><text:span text:style-name="T203">llamar</text:span><text:span text:style-name="T204"> </text:span><text:span text:style-name="T205">al</text:span><text:span text:style-name="T206"> </text:span><text:span text:style-name="T207">selector</text:span><text:span text:style-name="T208"> </text:span><text:span text:style-name="T209">padre</text:span><text:span text:style-name="T210"> </text:span><text:span text:style-name="T211">actual,</text:span><text:span text:style-name="T212"> </text:span><text:span text:style-name="T213">con</text:span><text:span text:style-name="T214"> </text:span><text:span text:style-name="T215">&amp;</text:span>:</text:p>
      <text:h text:style-name="Heading_20_2" text:outline-level="2">Medias Queries anidadas</text:h>
      <text:p text:style-name="First_20_paragraph">El siguiente código:</text:p>
      <text:p text:style-name="P79">@media screen {</text:p>
      <text:p text:style-name="P80"><text:s text:c="1"/>.screencolor { color: green; }</text:p>
      <text:p text:style-name="P81">}</text:p>
      <text:p text:style-name="P82">@media screen and (min-width: 768px) {</text:p>
      <text:p text:style-name="P83"><text:s text:c="1"/>.screencolor { color: red; }</text:p>
      <text:p text:style-name="P84">}</text:p>
      <text:p text:style-name="P85">@media tv {</text:p>
      <text:p text:style-name="P86"><text:s text:c="1"/>.screencolor { color: black; }</text:p>
      <text:p text:style-name="P87">}</text:p>
      <text:p text:style-name="First_20_paragraph">Se podría escribir:</text:p>
      <text:p text:style-name="P88">.screencolor{</text:p>
      <text:p text:style-name="P89"><text:s text:c="2"/>@media screen {</text:p>
      <text:p text:style-name="P90"><text:s text:c="4"/>color: green;</text:p>
      <text:p text:style-name="P91"><text:s text:c="4"/>@media (min-width:768px) {</text:p>
      <text:p text:style-name="P92"><text:s text:c="6"/>color: red;</text:p>
      <text:p text:style-name="P93"><text:s text:c="4"/>}</text:p>
      <text:p text:style-name="P94"><text:s text:c="2"/>}</text:p>
      <text:p text:style-name="P95"><text:s text:c="2"/>@media tv {</text:p>
      <text:p text:style-name="P96"><text:s text:c="4"/>color: black;</text:p>
      <text:p text:style-name="P97"><text:s text:c="2"/>}</text:p>
      <text:p text:style-name="P98">}</text:p>
      <text:h text:style-name="Heading_20_2" text:outline-level="2">Operaciones</text:h>
      <text:p text:style-name="First_20_paragraph">Less puede hacer operaciones con números, colores o variables.</text:p>
      <text:p text:style-name="Text_20_body">Además <text:span text:style-name="T216">sabe</text:span><text:span text:style-name="T217"> </text:span><text:span text:style-name="T218">diferenciar</text:span><text:span text:style-name="T219"> </text:span><text:span text:style-name="T220">cuando</text:span><text:span text:style-name="T221"> </text:span><text:span text:style-name="T222">es</text:span><text:span text:style-name="T223"> </text:span><text:span text:style-name="T224">un</text:span><text:span text:style-name="T225"> </text:span><text:span text:style-name="T226">número</text:span><text:span text:style-name="T227"> </text:span><text:span text:style-name="T228">o</text:span><text:span text:style-name="T229"> </text:span><text:span text:style-name="T230">un</text:span><text:span text:style-name="T231"> </text:span><text:span text:style-name="T232">color</text:span>.</text:p>
      <text:p text:style-name="P99">@base: 5%;</text:p>
      <text:p text:style-name="P100">@filler: @base * 2;</text:p>
      <text:p text:style-name="P101">@other: @base + @filler;</text:p>
      <text:p text:style-name="P102">@base-color: #888 / 4;</text:p>
      <text:p text:style-name="P103"/>
      <text:p text:style-name="P104">background-color: @base-color + #111;</text:p>
      <text:p text:style-name="P105">height: 100% / 2 + @other;</text:p>
      <text:h text:style-name="Heading_20_2" text:outline-level="2">Funciones</text:h>
      <text:p text:style-name="First_20_paragraph">Less dispone de una variedad de <text:span text:style-name="T233">funciones</text:span><text:span text:style-name="T234"> </text:span><text:span text:style-name="T235">matemáticas,</text:span><text:span text:style-name="T236"> </text:span><text:span text:style-name="T237">que</text:span><text:span text:style-name="T238"> </text:span><text:span text:style-name="T239">manipulan</text:span><text:span text:style-name="T240"> </text:span><text:span text:style-name="T241">cadenas,</text:span><text:span text:style-name="T242"> </text:span><text:span text:style-name="T243">y</text:span><text:span text:style-name="T244"> </text:span><text:span text:style-name="T245">que</text:span><text:span text:style-name="T246"> </text:span><text:span text:style-name="T247">transforman</text:span><text:span text:style-name="T248"> </text:span><text:span text:style-name="T249">los</text:span><text:span text:style-name="T250"> </text:span><text:span text:style-name="T251">colores</text:span>:</text:p>
      <text:p text:style-name="P106">@base: #f04615;</text:p>
      <text:p text:style-name="P107">@list: 200, 500, 1200;</text:p>
      <text:p text:style-name="P108"/>
      <text:p text:style-name="P109">.class {</text:p>
      <text:p text:style-name="P110"><text:s text:c="2"/>width: extract(@list, 3);</text:p>
      <text:p text:style-name="P111"><text:s text:c="2"/>color: saturate(@base, 5%);</text:p>
      <text:p text:style-name="P112"><text:s text:c="2"/>background-color:</text:p>
      <text:p text:style-name="P113"><text:s text:c="4"/>lighten(@base, 25%);</text:p>
      <text:p text:style-name="P114">}</text:p>
      <text:h text:style-name="Heading_20_2" text:outline-level="2">Namespaces</text:h>
      <text:p text:style-name="First_20_paragraph">A veces, podemos querer <text:span text:style-name="T252">agrupar</text:span><text:span text:style-name="T253"> </text:span><text:span text:style-name="T254">mixins</text:span>, por motivos de organización, o simplemente para encapsularlos.</text:p>
      <text:p text:style-name="Text_20_body">Veamos como podemos agrupar varios mixins:</text:p>
      <text:p text:style-name="P115">#bundle {</text:p>
      <text:p text:style-name="P116"><text:s text:c="2"/>.button {</text:p>
      <text:p text:style-name="P117"><text:s text:c="4"/>border: 1px solid black;</text:p>
      <text:p text:style-name="P118"><text:s text:c="4"/>background-color: grey;</text:p>
      <text:p text:style-name="P119"><text:s text:c="2"/>}</text:p>
      <text:p text:style-name="P120"><text:s text:c="2"/>.tab { ... }</text:p>
      <text:p text:style-name="P121"><text:s text:c="2"/>.citation { ... }</text:p>
      <text:p text:style-name="P122">}</text:p>
      <text:p text:style-name="First_20_paragraph">Ahora podemos utilizar el mixin .button que está en el namespace #bundle de esta forma:</text:p>
      <text:p text:style-name="P123">#header a {</text:p>
      <text:p text:style-name="P124"><text:s text:c="2"/>color: orange;</text:p>
      <text:p text:style-name="P125"><text:s text:c="2"/>#bundle &gt; .button;</text:p>
      <text:p text:style-name="P126">}</text:p>
      <text:h text:style-name="Heading_20_2" text:outline-level="2">Scope</text:h>
      <text:p text:style-name="First_20_paragraph">Los <text:span text:style-name="T255">ámbitos</text:span><text:span text:style-name="T256"> </text:span><text:span text:style-name="T257">de</text:span><text:span text:style-name="T258"> </text:span><text:span text:style-name="T259">las</text:span><text:span text:style-name="T260"> </text:span><text:span text:style-name="T261">variables</text:span> en Less es muy similar a otros lenguajes:</text:p>
      <text:p text:style-name="P127">@var: red;</text:p>
      <text:p text:style-name="P128"/>
      <text:p text:style-name="P129">#page {</text:p>
      <text:p text:style-name="P130"><text:s text:c="2"/>@var: white;</text:p>
      <text:p text:style-name="P131"><text:s text:c="2"/>#header {</text:p>
      <text:p text:style-name="P132"><text:s text:c="4"/>color: @var; // white</text:p>
      <text:p text:style-name="P133"><text:s text:c="2"/>}</text:p>
      <text:p text:style-name="P134">}</text:p>
      <text:h text:style-name="Heading_20_2" text:outline-level="2">Comentarios</text:h>
      <text:p text:style-name="First_20_paragraph">Con //... y con /* ... */</text:p>
      <text:p text:style-name="P135">/* One hell of a block</text:p>
      <text:p text:style-name="P136">style comment! */</text:p>
      <text:p text:style-name="P137">@var: red;</text:p>
      <text:p text:style-name="P138"/>
      <text:p text:style-name="P139">// Get in line!</text:p>
      <text:p text:style-name="P140">@var: white;</text:p>
      <text:h text:style-name="Heading_20_2" text:outline-level="2">Imports</text:h>
      <text:p text:style-name="P141">// foo.less is imported</text:p>
      <text:p text:style-name="P142">@import "foo";</text:p>
      <text:p text:style-name="P143"/>
      <text:p text:style-name="P144">// foo.less is imported</text:p>
      <text:p text:style-name="P145">@import "foo.less";</text:p>
      <text:p text:style-name="P146"/>
      <text:p text:style-name="P147">// foo.php imported as a less file</text:p>
      <text:p text:style-name="P148">@import "foo.php";</text:p>
      <text:p text:style-name="P149"/>
      <text:p text:style-name="P150">// foo.css imported as a css file</text:p>
      <text:p text:style-name="P151">@import "foo.css";</text:p>
      <text:h text:style-name="Heading_20_1" text:outline-level="1">Variables</text:h>
      <text:h text:style-name="Heading_20_2" text:outline-level="2">¿Por qué?</text:h>
      <text:p text:style-name="First_20_paragraph">Las variables se usan <text:span text:style-name="T262">para</text:span><text:span text:style-name="T263"> </text:span><text:span text:style-name="T264">no</text:span><text:span text:style-name="T265"> </text:span><text:span text:style-name="T266">tener</text:span><text:span text:style-name="T267"> </text:span><text:span text:style-name="T268">que</text:span><text:span text:style-name="T269"> </text:span><text:span text:style-name="T270">repetir</text:span><text:span text:style-name="T271"> </text:span><text:span text:style-name="T272">constantemente</text:span><text:span text:style-name="T273"> </text:span><text:span text:style-name="T274">los</text:span><text:span text:style-name="T275"> </text:span><text:span text:style-name="T276">mismos</text:span><text:span text:style-name="T277"> </text:span><text:span text:style-name="T278">valores</text:span>, con lo que se consigue además un código más fácil de mantener:</text:p>
      <text:p text:style-name="P152">a,</text:p>
      <text:p text:style-name="P153">.link {</text:p>
      <text:p text:style-name="P154"><text:s text:c="2"/>color: #428bca;</text:p>
      <text:p text:style-name="P155">}</text:p>
      <text:p text:style-name="P156">.widget {</text:p>
      <text:p text:style-name="P157"><text:s text:c="2"/>color: #fff;</text:p>
      <text:p text:style-name="P158"><text:s text:c="2"/>background: #428bca;</text:p>
      <text:p text:style-name="P159">}</text:p>
      <text:p text:style-name="First_20_paragraph">Con Less quedaría:</text:p>
      <text:p text:style-name="P160">@color: #428bca</text:p>
      <text:p text:style-name="P161"/>
      <text:p text:style-name="P162">a,</text:p>
      <text:p text:style-name="P163">.link {</text:p>
      <text:p text:style-name="P164"><text:s text:c="2"/>color: @color;</text:p>
      <text:p text:style-name="P165">}</text:p>
      <text:p text:style-name="P166">.widget {</text:p>
      <text:p text:style-name="P167"><text:s text:c="2"/>color: #fff;</text:p>
      <text:p text:style-name="P168"><text:s text:c="2"/>background: @color;</text:p>
      <text:p text:style-name="P169">}</text:p>
      <text:h text:style-name="Heading_20_2" text:outline-level="2">Selectores</text:h>
      <text:p text:style-name="First_20_paragraph">También se pueden usar <text:span text:style-name="T279">como</text:span><text:span text:style-name="T280"> </text:span><text:span text:style-name="T281">selectores</text:span>:</text:p>
      <text:p text:style-name="P170">@mySelector: banner;</text:p>
      <text:p text:style-name="P171"/>
      <text:p text:style-name="P172">.@{mySelector} {</text:p>
      <text:p text:style-name="P173"><text:s text:c="2"/>font-weight: bold;</text:p>
      <text:p text:style-name="P174"><text:s text:c="2"/>line-height: 40px;</text:p>
      <text:p text:style-name="P175"><text:s text:c="2"/>margin: 0 auto;</text:p>
      <text:p text:style-name="P176">}</text:p>
      <text:p text:style-name="First_20_paragraph">Compilado con Less quedaría:</text:p>
      <text:p text:style-name="P177">.banner {</text:p>
      <text:p text:style-name="P178"><text:s text:c="2"/>font-weight: bold;</text:p>
      <text:p text:style-name="P179"><text:s text:c="2"/>line-height: 40px;</text:p>
      <text:p text:style-name="P180"><text:s text:c="2"/>margin: 0 auto;</text:p>
      <text:p text:style-name="P181">}</text:p>
      <text:h text:style-name="Heading_20_2" text:outline-level="2">URLs</text:h>
      <text:p text:style-name="First_20_paragraph">También se pueden <text:span text:style-name="T282">usar</text:span><text:span text:style-name="T283"> </text:span><text:span text:style-name="T284">URLs</text:span>:</text:p>
      <text:p text:style-name="P182">@images: "../img";</text:p>
      <text:p text:style-name="P183"/>
      <text:p text:style-name="P184">body {</text:p>
      <text:p text:style-name="P185"><text:s text:c="2"/>color: #444;</text:p>
      <text:p text:style-name="P186"><text:s text:c="2"/>background: url("@{images}/white-sand.png");</text:p>
      <text:p text:style-name="P187">}</text:p>
      <text:h text:style-name="Heading_20_2" text:outline-level="2">Propiedades</text:h>
      <text:p text:style-name="First_20_paragraph">También se pueden usar <text:span text:style-name="T285">como</text:span><text:span text:style-name="T286"> </text:span><text:span text:style-name="T287">propiedades</text:span>:</text:p>
      <text:p text:style-name="P188">@property: color;</text:p>
      <text:p text:style-name="P189"/>
      <text:p text:style-name="P190">.widget {</text:p>
      <text:p text:style-name="P191"><text:s text:c="2"/>@{property}: #0ee;</text:p>
      <text:p text:style-name="P192"><text:s text:c="2"/>background-@{property}: #999;</text:p>
      <text:p text:style-name="P193">}</text:p>
      <text:p text:style-name="First_20_paragraph">Compilado con Less quedaría:</text:p>
      <text:p text:style-name="P194">.widget {</text:p>
      <text:p text:style-name="P195"><text:s text:c="2"/>color: #0ee;</text:p>
      <text:p text:style-name="P196"><text:s text:c="2"/>background-color: #999;</text:p>
      <text:p text:style-name="P197">}</text:p>
      <text:h text:style-name="Heading_20_2" text:outline-level="2">Nombres de las variables</text:h>
      <text:p text:style-name="First_20_paragraph">También se pueden usar variables <text:span text:style-name="T288">como</text:span><text:span text:style-name="T289"> </text:span><text:span text:style-name="T290">nombres</text:span><text:span text:style-name="T291"> </text:span><text:span text:style-name="T292">de</text:span><text:span text:style-name="T293"> </text:span><text:span text:style-name="T294">otras</text:span><text:span text:style-name="T295"> </text:span><text:span text:style-name="T296">variables</text:span>:</text:p>
      <text:p text:style-name="P198">@fnord: <text:s text:c="1"/>"I am fnord.";</text:p>
      <text:p text:style-name="P199">@var: <text:s text:c="3"/>"fnord";</text:p>
      <text:p text:style-name="P200">content: @@var;</text:p>
      <text:p text:style-name="First_20_paragraph">Compilado con Less quedaría:</text:p>
      <text:p text:style-name="P201">content: "I am fnord.";</text:p>
      <text:h text:style-name="Heading_20_2" text:outline-level="2">Carga perezosa</text:h>
      <text:p text:style-name="First_20_paragraph">Las variables <text:span text:style-name="T297">no</text:span><text:span text:style-name="T298"> </text:span><text:span text:style-name="T299">tienen</text:span><text:span text:style-name="T300"> </text:span><text:span text:style-name="T301">que</text:span><text:span text:style-name="T302"> </text:span><text:span text:style-name="T303">ser</text:span><text:span text:style-name="T304"> </text:span><text:span text:style-name="T305">declaradas</text:span><text:span text:style-name="T306"> </text:span><text:span text:style-name="T307">antes</text:span><text:span text:style-name="T308"> </text:span><text:span text:style-name="T309">de</text:span><text:span text:style-name="T310"> </text:span><text:span text:style-name="T311">ser</text:span><text:span text:style-name="T312"> </text:span><text:span text:style-name="T313">utilizados</text:span>.</text:p>
      <text:p text:style-name="Text_20_body">Eso es válido:</text:p>
      <text:p text:style-name="P202">.lazy-eval {</text:p>
      <text:p text:style-name="P203"><text:s text:c="2"/>width: @var;</text:p>
      <text:p text:style-name="P204">}</text:p>
      <text:p text:style-name="P205"/>
      <text:p text:style-name="P206">@var: @a;</text:p>
      <text:p text:style-name="P207">@a: 9%;</text:p>
      <text:p text:style-name="First_20_paragraph">Compilado con Less quedaría:</text:p>
      <text:p text:style-name="P208">.lazy-eval {</text:p>
      <text:p text:style-name="P209"><text:s text:c="2"/>width: 9%;</text:p>
      <text:p text:style-name="P210">}</text:p>
      <text:h text:style-name="Heading_20_2" text:outline-level="2">Ámbitos</text:h>
      <text:p text:style-name="First_20_paragraph">Al definir una variable dos veces, <text:span text:style-name="T314">se</text:span><text:span text:style-name="T315"> </text:span><text:span text:style-name="T316">utiliza</text:span><text:span text:style-name="T317"> </text:span><text:span text:style-name="T318">la</text:span><text:span text:style-name="T319"> </text:span><text:span text:style-name="T320">última</text:span><text:span text:style-name="T321"> </text:span><text:span text:style-name="T322">definición</text:span><text:span text:style-name="T323"> </text:span><text:span text:style-name="T324">de</text:span><text:span text:style-name="T325"> </text:span><text:span text:style-name="T326">la</text:span><text:span text:style-name="T327"> </text:span><text:span text:style-name="T328">variable</text:span>:</text:p>
      <text:p text:style-name="P211">@var: 0;</text:p>
      <text:p text:style-name="P212">.class {</text:p>
      <text:p text:style-name="P213"><text:s text:c="2"/>@var: 1;</text:p>
      <text:p text:style-name="P214"><text:s text:c="2"/>.brass {</text:p>
      <text:p text:style-name="P215"><text:s text:c="4"/>@var: 2;</text:p>
      <text:p text:style-name="P216"><text:s text:c="4"/>three: @var;</text:p>
      <text:p text:style-name="P217"><text:s text:c="4"/>@var: 3;</text:p>
      <text:p text:style-name="P218"><text:s text:c="2"/>}</text:p>
      <text:p text:style-name="P219"><text:s text:c="2"/>one: @var;</text:p>
      <text:p text:style-name="P220">}</text:p>
      <text:p text:style-name="First_20_paragraph">Compilado con Less quedaría:</text:p>
      <text:p text:style-name="P221">.class {</text:p>
      <text:p text:style-name="P222"><text:s text:c="2"/>one: 1;</text:p>
      <text:p text:style-name="P223">}</text:p>
      <text:p text:style-name="P224">.class .brass {</text:p>
      <text:p text:style-name="P225"><text:s text:c="2"/>three: 3;</text:p>
      <text:p text:style-name="P226">}</text:p>
      <text:h text:style-name="Heading_20_1" text:outline-level="1">Extend</text:h>
      <text:h text:style-name="Heading_20_2" text:outline-level="2">Caso de uso</text:h>
      <text:p text:style-name="First_20_paragraph">Imagino que tenemos lo siguiente:</text:p>
      <text:p text:style-name="P227">.animal {</text:p>
      <text:p text:style-name="P228"><text:s text:c="2"/>background-color: black;</text:p>
      <text:p text:style-name="P229"><text:s text:c="2"/>color: white;</text:p>
      <text:p text:style-name="P230">}</text:p>
      <text:p text:style-name="First_20_paragraph">Y queremos tener un subtipo de animal que sobrescriba la propiedad background-color.</text:p>
      <text:p text:style-name="Text_20_body">Podemos hacer lo siguiente:</text:p>
      <text:p text:style-name="P231">&lt;a class="animal bear"&gt;Bear&lt;/a&gt;</text:p>
      <text:p text:style-name="P232">.animal {</text:p>
      <text:p text:style-name="P233"><text:s text:c="2"/>background-color: black;</text:p>
      <text:p text:style-name="P234"><text:s text:c="2"/>color: white;</text:p>
      <text:p text:style-name="P235">}</text:p>
      <text:p text:style-name="P236">.bear {</text:p>
      <text:p text:style-name="P237"><text:s text:c="2"/>background-color: brown;</text:p>
      <text:p text:style-name="P238">}</text:p>
      <text:p text:style-name="First_20_paragraph">O podemos simplificar el html y usar extend:</text:p>
      <text:p text:style-name="P239">&lt;a class="bear"&gt;Bear&lt;/a&gt;</text:p>
      <text:p text:style-name="P240">.animal {</text:p>
      <text:p text:style-name="P241"><text:s text:c="2"/>background-color: black;</text:p>
      <text:p text:style-name="P242"><text:s text:c="2"/>color: white;</text:p>
      <text:p text:style-name="P243">}</text:p>
      <text:p text:style-name="P244">.bear {</text:p>
      <text:p text:style-name="P245"><text:s text:c="2"/>&amp;:extend(.animal);</text:p>
      <text:p text:style-name="P246"><text:s text:c="2"/>background-color: brown;</text:p>
      <text:p text:style-name="P247">}</text:p>
      <text:h text:style-name="Heading_20_2" text:outline-level="2">Reduce el tamaño del CSS</text:h>
      <text:p text:style-name="First_20_paragraph">Ejemplo de mixin:</text:p>
      <text:p text:style-name="P248">.my-inline-block() {</text:p>
      <text:p text:style-name="P249"><text:s text:c="4"/>display: inline-block;</text:p>
      <text:p text:style-name="P250"><text:s text:c="2"/>font-size: 0;</text:p>
      <text:p text:style-name="P251">}</text:p>
      <text:p text:style-name="P252">.thing1 {</text:p>
      <text:p text:style-name="P253"><text:s text:c="2"/>.my-inline-block;</text:p>
      <text:p text:style-name="P254">}</text:p>
      <text:p text:style-name="P255">.thing2 {</text:p>
      <text:p text:style-name="P256"><text:s text:c="2"/>.my-inline-block;</text:p>
      <text:p text:style-name="P257">}</text:p>
      <text:p text:style-name="First_20_paragraph">Less lo compila a:</text:p>
      <text:p text:style-name="P258">.thing1 {</text:p>
      <text:p text:style-name="P259"><text:s text:c="2"/>display: inline-block;</text:p>
      <text:p text:style-name="P260"><text:s text:c="2"/>font-size: 0;</text:p>
      <text:p text:style-name="P261">}</text:p>
      <text:p text:style-name="P262">.thing2 {</text:p>
      <text:p text:style-name="P263"><text:s text:c="2"/>display: inline-block;</text:p>
      <text:p text:style-name="P264"><text:s text:c="2"/>font-size: 0;</text:p>
      <text:p text:style-name="P265">}</text:p>
      <text:p text:style-name="First_20_paragraph">Con extends:</text:p>
      <text:p text:style-name="P266">.my-inline-block {</text:p>
      <text:p text:style-name="P267"><text:s text:c="2"/>display: inline-block;</text:p>
      <text:p text:style-name="P268"><text:s text:c="2"/>font-size: 0;</text:p>
      <text:p text:style-name="P269">}</text:p>
      <text:p text:style-name="P270">.thing1 {</text:p>
      <text:p text:style-name="P271"><text:s text:c="2"/>&amp;:extend(.my-inline-block);</text:p>
      <text:p text:style-name="P272">}</text:p>
      <text:p text:style-name="P273">.thing2 {</text:p>
      <text:p text:style-name="P274"><text:s text:c="2"/>&amp;:extend(.my-inline-block);</text:p>
      <text:p text:style-name="P275">}</text:p>
      <text:p text:style-name="First_20_paragraph">Less lo compila a:</text:p>
      <text:p text:style-name="P276">.my-inline-block,</text:p>
      <text:p text:style-name="P277">.thing1,</text:p>
      <text:p text:style-name="P278">.thing2 {</text:p>
      <text:p text:style-name="P279"><text:s text:c="2"/>display: inline-block;</text:p>
      <text:p text:style-name="P280"><text:s text:c="2"/>font-size: 0;</text:p>
      <text:p text:style-name="P281">}</text:p>
      <text:h text:style-name="Heading_20_1" text:outline-level="1">Mixins</text:h>
      <text:h text:style-name="Heading_20_2" text:outline-level="2">Selectores</text:h>
      <text:p text:style-name="First_20_paragraph">Se pueden hacer Mixins <text:span text:style-name="T329">tanto</text:span><text:span text:style-name="T330"> </text:span><text:span text:style-name="T331">con</text:span><text:span text:style-name="T332"> </text:span><text:span text:style-name="T333">selectores</text:span><text:span text:style-name="T334"> </text:span><text:span text:style-name="T335">de</text:span><text:span text:style-name="T336"> </text:span><text:span text:style-name="T337">clase</text:span><text:span text:style-name="T338"> </text:span><text:span text:style-name="T339">como</text:span><text:span text:style-name="T340"> </text:span><text:span text:style-name="T341">con</text:span><text:span text:style-name="T342"> </text:span><text:span text:style-name="T343">selectores</text:span><text:span text:style-name="T344"> </text:span><text:span text:style-name="T345">de</text:span><text:span text:style-name="T346"> </text:span><text:span text:style-name="T347">identificación</text:span>:</text:p>
      <text:p text:style-name="P282">.a, #b {</text:p>
      <text:p text:style-name="P283"><text:s text:c="2"/>color: red;</text:p>
      <text:p text:style-name="P284">}</text:p>
      <text:p text:style-name="P285">.mixin-class {</text:p>
      <text:p text:style-name="P286"><text:s text:c="2"/>.a();</text:p>
      <text:p text:style-name="P287">}</text:p>
      <text:p text:style-name="P288">.mixin-id {</text:p>
      <text:p text:style-name="P289"><text:s text:c="2"/>#b();</text:p>
      <text:p text:style-name="P290">}</text:p>
      <text:h text:style-name="Heading_20_2" text:outline-level="2">No exportar Mixins</text:h>
      <text:p text:style-name="First_20_paragraph">Si no quieres que el Mixin sea exportado al CSS, <text:span text:style-name="T348">utiliza</text:span><text:span text:style-name="T349"> </text:span><text:span text:style-name="T350">los</text:span><text:span text:style-name="T351"> </text:span><text:span text:style-name="T352">paréntesis</text:span>:</text:p>
      <text:p text:style-name="P291">.my-mixin {</text:p>
      <text:p text:style-name="P292"><text:s text:c="2"/>color: black;</text:p>
      <text:p text:style-name="P293">}</text:p>
      <text:p text:style-name="P294">.my-other-mixin() {</text:p>
      <text:p text:style-name="P295"><text:s text:c="2"/>background: white;</text:p>
      <text:p text:style-name="P296">}</text:p>
      <text:p text:style-name="P297">.class {</text:p>
      <text:p text:style-name="P298"><text:s text:c="2"/>.my-mixin;</text:p>
      <text:p text:style-name="P299"><text:s text:c="2"/>.my-other-mixin;</text:p>
      <text:p text:style-name="P300">}</text:p>
      <text:p text:style-name="First_20_paragraph">Less lo compila a:</text:p>
      <text:p text:style-name="P301">.my-mixin {</text:p>
      <text:p text:style-name="P302"><text:s text:c="2"/>color: black;</text:p>
      <text:p text:style-name="P303">}</text:p>
      <text:p text:style-name="P304">.class {</text:p>
      <text:p text:style-name="P305"><text:s text:c="2"/>color: black;</text:p>
      <text:p text:style-name="P306"><text:s text:c="2"/>background: white;</text:p>
      <text:p text:style-name="P307">}</text:p>
      <text:h text:style-name="Heading_20_2" text:outline-level="2">Pseudo-clases</text:h>
      <text:p text:style-name="First_20_paragraph">Los Mixins también soportan <text:span text:style-name="T353">pseudo-clases</text:span>:</text:p>
      <text:p text:style-name="P308">.my-hover-mixin() {</text:p>
      <text:p text:style-name="P309"><text:s text:c="2"/>&amp;:hover {</text:p>
      <text:p text:style-name="P310"><text:s text:c="4"/>border: 1px solid red;</text:p>
      <text:p text:style-name="P311"><text:s text:c="2"/>}</text:p>
      <text:p text:style-name="P312">}</text:p>
      <text:p text:style-name="P313">button {</text:p>
      <text:p text:style-name="P314"><text:s text:c="2"/>.my-hover-mixin();</text:p>
      <text:p text:style-name="P315">}</text:p>
      <text:p text:style-name="First_20_paragraph">Less lo compila a:</text:p>
      <text:p text:style-name="P316">button:hover {</text:p>
      <text:p text:style-name="P317"><text:s text:c="2"/>border: 1px solid red;</text:p>
      <text:p text:style-name="P318">}</text:p>
      <text:h text:style-name="Heading_20_2" text:outline-level="2">Namespaces</text:h>
      <text:p text:style-name="First_20_paragraph">Podemos crear un namespace con varios mixins:</text:p>
      <text:p text:style-name="P319">#outer {</text:p>
      <text:p text:style-name="P320"><text:s text:c="2"/>.inner {</text:p>
      <text:p text:style-name="P321"><text:s text:c="4"/>color: red;</text:p>
      <text:p text:style-name="P322"><text:s text:c="2"/>}</text:p>
      <text:p text:style-name="P323">}</text:p>
      <text:p text:style-name="First_20_paragraph">Para llamar al Mixin, los parentesis, el espacio y el &gt; es opcional, así que se puede hacer de todas estas formas:</text:p>
      <text:p text:style-name="P324">#outer &gt; .inner;</text:p>
      <text:p text:style-name="P325">#outer &gt; .inner();</text:p>
      <text:p text:style-name="P326">#outer .inner;</text:p>
      <text:p text:style-name="P327">#outer .inner();</text:p>
      <text:p text:style-name="P328">#outer.inner;</text:p>
      <text:p text:style-name="P329">#outer.inner();</text:p>
      <text:h text:style-name="Heading_20_2" text:outline-level="2">!Important keyword</text:h>
      <text:p text:style-name="First_20_paragraph">Detrás de un Mixin, al compilar pone <text:span text:style-name="T354">todo</text:span><text:span text:style-name="T355"> </text:span><text:span text:style-name="T356">como</text:span><text:span text:style-name="T357"> </text:span><text:span text:style-name="T358">importante</text:span>:</text:p>
      <text:p text:style-name="P330">.foo () {</text:p>
      <text:p text:style-name="P331"><text:s text:c="2"/>background: #f5f5f5;</text:p>
      <text:p text:style-name="P332"><text:s text:c="2"/>color: #fff;</text:p>
      <text:p text:style-name="P333">}</text:p>
      <text:p text:style-name="P334">.unimportant {</text:p>
      <text:p text:style-name="P335"><text:s text:c="2"/>.foo();</text:p>
      <text:p text:style-name="P336">}</text:p>
      <text:p text:style-name="P337">.important {</text:p>
      <text:p text:style-name="P338"><text:s text:c="2"/>.foo() !important;</text:p>
      <text:p text:style-name="P339">}</text:p>
      <text:p text:style-name="First_20_paragraph">Less lo compila a:</text:p>
      <text:p text:style-name="P340">.unimportant {</text:p>
      <text:p text:style-name="P341"><text:s text:c="2"/>background: #f5f5f5;</text:p>
      <text:p text:style-name="P342"><text:s text:c="2"/>color: #fff;</text:p>
      <text:p text:style-name="P343">}</text:p>
      <text:p text:style-name="P344">.important {</text:p>
      <text:p text:style-name="P345"><text:s text:c="2"/>background: #f5f5f5 !important;</text:p>
      <text:p text:style-name="P346"><text:s text:c="2"/>color: #fff !important;</text:p>
      <text:p text:style-name="P347">}</text:p>
      <text:h text:style-name="Heading_20_1" text:outline-level="1">Mixins paramétricos</text:h>
      <text:h text:style-name="Heading_20_2" text:outline-level="2">Parámetros</text:h>
      <text:p text:style-name="First_20_paragraph">Los Mixins también puede tomar <text:span text:style-name="T359">parámetros</text:span>:</text:p>
      <text:p text:style-name="P348">.border-radius(@radius) {</text:p>
      <text:p text:style-name="P349"><text:s text:c="2"/>-webkit-border-radius: @radius;</text:p>
      <text:p text:style-name="P350"><text:s text:c="1"/>-moz-border-radius: @radius;</text:p>
      <text:p text:style-name="P351"><text:s text:c="10"/>border-radius: @radius;</text:p>
      <text:p text:style-name="P352">}</text:p>
      <text:p text:style-name="P353"/>
      <text:p text:style-name="P354">#header {</text:p>
      <text:p text:style-name="P355"><text:s text:c="2"/>.border-radius(4px);</text:p>
      <text:p text:style-name="P356">}</text:p>
      <text:p text:style-name="First_20_paragraph">Less lo compila a:</text:p>
      <text:p text:style-name="P357">#header {</text:p>
      <text:p text:style-name="P358"><text:s text:c="2"/>-webkit-border-radius: 4px;</text:p>
      <text:p text:style-name="P359"><text:s text:c="1"/>-moz-border-radius: 4px;</text:p>
      <text:p text:style-name="P360"><text:s text:c="10"/>border-radius: 4px;</text:p>
      <text:p text:style-name="P361">}</text:p>
      <text:h text:style-name="Heading_20_2" text:outline-level="2">Valor por defecto</text:h>
      <text:p text:style-name="First_20_paragraph">Los Mixins también puede tomar <text:span text:style-name="T360">parámetros</text:span><text:span text:style-name="T361"> </text:span><text:span text:style-name="T362">con</text:span><text:span text:style-name="T363"> </text:span><text:span text:style-name="T364">un</text:span><text:span text:style-name="T365"> </text:span><text:span text:style-name="T366">valor</text:span><text:span text:style-name="T367"> </text:span><text:span text:style-name="T368">por</text:span><text:span text:style-name="T369"> </text:span><text:span text:style-name="T370">defecto</text:span>:</text:p>
      <text:p text:style-name="P362">.border-radius(@radius: 5px) {</text:p>
      <text:p text:style-name="P363"><text:s text:c="2"/>-webkit-border-radius: @radius;</text:p>
      <text:p text:style-name="P364"><text:s text:c="1"/>-moz-border-radius: @radius;</text:p>
      <text:p text:style-name="P365"><text:s text:c="10"/>border-radius: @radius;</text:p>
      <text:p text:style-name="P366">}</text:p>
      <text:p text:style-name="P367"/>
      <text:p text:style-name="P368">#header {</text:p>
      <text:p text:style-name="P369"><text:s text:c="2"/>.border-radius;</text:p>
      <text:p text:style-name="P370">}</text:p>
      <text:p text:style-name="First_20_paragraph">Less lo compila a:</text:p>
      <text:p text:style-name="P371">#header {</text:p>
      <text:p text:style-name="P372"><text:s text:c="2"/>-webkit-border-radius: 5px;</text:p>
      <text:p text:style-name="P373"><text:s text:c="1"/>-moz-border-radius: 5px;</text:p>
      <text:p text:style-name="P374"><text:s text:c="10"/>border-radius: 5px;</text:p>
      <text:p text:style-name="P375">}</text:p>
      <text:h text:style-name="Heading_20_2" text:outline-level="2">Parámetros múltiples</text:h>
      <text:p text:style-name="First_20_paragraph">Los parámetros <text:span text:style-name="T371">se</text:span><text:span text:style-name="T372"> </text:span><text:span text:style-name="T373">pueden</text:span><text:span text:style-name="T374"> </text:span><text:span text:style-name="T375">separar</text:span><text:span text:style-name="T376"> </text:span><text:span text:style-name="T377">por</text:span><text:span text:style-name="T378"> </text:span><text:span text:style-name="T379">coma</text:span><text:span text:style-name="T380"> </text:span><text:span text:style-name="T381">(,)</text:span><text:span text:style-name="T382"> </text:span><text:span text:style-name="T383">o</text:span><text:span text:style-name="T384"> </text:span><text:span text:style-name="T385">por</text:span><text:span text:style-name="T386"> </text:span><text:span text:style-name="T387">punto</text:span><text:span text:style-name="T388"> </text:span><text:span text:style-name="T389">y</text:span><text:span text:style-name="T390"> </text:span><text:span text:style-name="T391">coma</text:span><text:span text:style-name="T392"> </text:span><text:span text:style-name="T393">(;)</text:span>.</text:p>
      <text:p text:style-name="Text_20_body">Se recomienda el punto y coma (;).</text:p>
      <text:p text:style-name="Text_20_body">La <text:span text:style-name="T394">coma</text:span><text:span text:style-name="T395"> </text:span><text:span text:style-name="T396">(,)</text:span><text:span text:style-name="T397"> </text:span><text:span text:style-name="T398">tiene</text:span><text:span text:style-name="T399"> </text:span><text:span text:style-name="T400">doble</text:span><text:span text:style-name="T401"> </text:span><text:span text:style-name="T402">sentido:</text:span><text:span text:style-name="T403"> </text:span><text:span text:style-name="T404">se</text:span><text:span text:style-name="T405"> </text:span><text:span text:style-name="T406">puede</text:span><text:span text:style-name="T407"> </text:span><text:span text:style-name="T408">interpretar</text:span><text:span text:style-name="T409"> </text:span><text:span text:style-name="T410">como</text:span><text:span text:style-name="T411"> </text:span><text:span text:style-name="T412">un</text:span><text:span text:style-name="T413"> </text:span><text:span text:style-name="T414">separador</text:span><text:span text:style-name="T415"> </text:span><text:span text:style-name="T416">de</text:span><text:span text:style-name="T417"> </text:span><text:span text:style-name="T418">parámetros</text:span><text:span text:style-name="T419"> </text:span><text:span text:style-name="T420">Mixin</text:span><text:span text:style-name="T421"> </text:span><text:span text:style-name="T422">o</text:span><text:span text:style-name="T423"> </text:span><text:span text:style-name="T424">como</text:span><text:span text:style-name="T425"> </text:span><text:span text:style-name="T426">separador</text:span><text:span text:style-name="T427"> </text:span><text:span text:style-name="T428">de</text:span><text:span text:style-name="T429"> </text:span><text:span text:style-name="T430">los</text:span><text:span text:style-name="T431"> </text:span><text:span text:style-name="T432">elementos</text:span><text:span text:style-name="T433"> </text:span><text:span text:style-name="T434">de</text:span><text:span text:style-name="T435"> </text:span><text:span text:style-name="T436">una</text:span><text:span text:style-name="T437"> </text:span><text:span text:style-name="T438">lista</text:span>.</text:p>
      <text:p text:style-name="Text_20_body">Si el compilador encuentra <text:span text:style-name="T439">al</text:span><text:span text:style-name="T440"> </text:span><text:span text:style-name="T441">menos</text:span><text:span text:style-name="T442"> </text:span><text:span text:style-name="T443">un</text:span><text:span text:style-name="T444"> </text:span><text:span text:style-name="T445">punto</text:span><text:span text:style-name="T446"> </text:span><text:span text:style-name="T447">y</text:span><text:span text:style-name="T448"> </text:span><text:span text:style-name="T449">coma</text:span><text:span text:style-name="T450"> </text:span><text:span text:style-name="T451">(;)</text:span><text:span text:style-name="T452"> </text:span><text:span text:style-name="T453">asume</text:span><text:span text:style-name="T454"> </text:span><text:span text:style-name="T455">que</text:span><text:span text:style-name="T456"> </text:span><text:span text:style-name="T457">los</text:span><text:span text:style-name="T458"> </text:span><text:span text:style-name="T459">argumentos</text:span><text:span text:style-name="T460"> </text:span><text:span text:style-name="T461">se</text:span><text:span text:style-name="T462"> </text:span><text:span text:style-name="T463">separan</text:span><text:span text:style-name="T464"> </text:span><text:span text:style-name="T465">por</text:span><text:span text:style-name="T466"> </text:span><text:span text:style-name="T467">punto</text:span><text:span text:style-name="T468"> </text:span><text:span text:style-name="T469">y</text:span><text:span text:style-name="T470"> </text:span><text:span text:style-name="T471">coma</text:span> y los comas pertenecen a listas.</text:p>
      <text:p text:style-name="Text_20_body"><text:span text:style-name="T472">.name(1,</text:span><text:span text:style-name="T473"> </text:span><text:span text:style-name="T474">2,</text:span><text:span text:style-name="T475"> </text:span><text:span text:style-name="T476">3;</text:span><text:span text:style-name="T477"> </text:span><text:span text:style-name="T478">something,</text:span><text:span text:style-name="T479"> </text:span><text:span text:style-name="T480">else)</text:span></text:p>
      <text:list text:style-name="L8">
        <text:list-item>
          <text:p text:style-name="P376">2 parámetros, cada uno es una lista</text:p>
        </text:list-item>
      </text:list>
      <text:p text:style-name="First_20_paragraph"><text:span text:style-name="T481">.name(1,</text:span><text:span text:style-name="T482"> </text:span><text:span text:style-name="T483">2,</text:span><text:span text:style-name="T484"> </text:span><text:span text:style-name="T485">3)</text:span></text:p>
      <text:list text:style-name="L9">
        <text:list-item>
          <text:p text:style-name="P377">3 parámetros, cada uno contiene un número</text:p>
        </text:list-item>
      </text:list>
      <text:p text:style-name="First_20_paragraph"><text:span text:style-name="T486">.name(1,</text:span><text:span text:style-name="T487"> </text:span><text:span text:style-name="T488">2,</text:span><text:span text:style-name="T489"> </text:span><text:span text:style-name="T490">3;)</text:span></text:p>
      <text:list text:style-name="L10">
        <text:list-item>
          <text:p text:style-name="P378">1 parámetro, que es una lista</text:p>
        </text:list-item>
      </text:list>
      <text:p text:style-name="First_20_paragraph"><text:span text:style-name="T491">.name(</text:span><text:span text:style-name="T492">@param1</text:span><text:span text:style-name="T493">:</text:span><text:span text:style-name="T494"> </text:span><text:span text:style-name="T495">red,</text:span><text:span text:style-name="T496"> </text:span><text:span text:style-name="T497">blue;)</text:span></text:p>
      <text:list text:style-name="L11">
        <text:list-item>
          <text:p text:style-name="P379">1 parámetro, con una lista como valor predeterminado</text:p>
        </text:list-item>
      </text:list>
      <text:p text:style-name="First_20_paragraph">Se puede tener varios mixins con <text:span text:style-name="T498">el</text:span><text:span text:style-name="T499"> </text:span><text:span text:style-name="T500">mismo</text:span><text:span text:style-name="T501"> </text:span><text:span text:style-name="T502">nombre</text:span><text:span text:style-name="T503"> </text:span><text:span text:style-name="T504">y</text:span><text:span text:style-name="T505"> </text:span><text:span text:style-name="T506">el</text:span><text:span text:style-name="T507"> </text:span><text:span text:style-name="T508">mismo</text:span><text:span text:style-name="T509"> </text:span><text:span text:style-name="T510">número</text:span><text:span text:style-name="T511"> </text:span><text:span text:style-name="T512">de</text:span><text:span text:style-name="T513"> </text:span><text:span text:style-name="T514">parámetros</text:span>, pues Less utilizará todos los posibles:</text:p>
      <text:p text:style-name="P380">.mixin(@color) {</text:p>
      <text:p text:style-name="P381"><text:s text:c="2"/>color: @color;</text:p>
      <text:p text:style-name="P382">}</text:p>
      <text:p text:style-name="P383">.mixin(@color; @padding:2) {</text:p>
      <text:p text:style-name="P384"><text:s text:c="2"/>padding: @padding;</text:p>
      <text:p text:style-name="P385">}</text:p>
      <text:p text:style-name="P386">.mixin(@color; @padding; @margin: 2) {</text:p>
      <text:p text:style-name="P387"><text:s text:c="2"/>margin: @margin;</text:p>
      <text:p text:style-name="P388">}</text:p>
      <text:p text:style-name="P389">.some .selector div {</text:p>
      <text:p text:style-name="P390"><text:s text:c="2"/>.mixin(#008000);</text:p>
      <text:p text:style-name="P391">}</text:p>
      <text:p text:style-name="First_20_paragraph">Less lo compila a:</text:p>
      <text:p text:style-name="P392">.some .selector div {</text:p>
      <text:p text:style-name="P393"><text:s text:c="2"/>color-1: #008000;</text:p>
      <text:p text:style-name="P394"><text:s text:c="2"/>padding-2: 2;</text:p>
      <text:p text:style-name="P395">}</text:p>
      <text:h text:style-name="Heading_20_2" text:outline-level="2">Parámetros con nombres</text:h>
      <text:p text:style-name="First_20_paragraph">Se pueden usar <text:span text:style-name="T515">parámetros</text:span><text:span text:style-name="T516"> </text:span><text:span text:style-name="T517">con</text:span><text:span text:style-name="T518"> </text:span><text:span text:style-name="T519">nombre</text:span>:</text:p>
      <text:p text:style-name="P396">.mixin( <text:s text:c="1"/>@color: black; </text:p>
      <text:p text:style-name="P397"><text:s text:c="8"/>@margin: 10px;</text:p>
      <text:p text:style-name="P398"><text:s text:c="7"/>@padding: 20px) {</text:p>
      <text:p text:style-name="P399"><text:s text:c="2"/>...</text:p>
      <text:p text:style-name="P400">}</text:p>
      <text:p text:style-name="P401">.class1 {</text:p>
      <text:p text:style-name="P402"><text:s text:c="2"/>.mixin( @margin: 20px;</text:p>
      <text:p text:style-name="P403"><text:s text:c="11"/>@color: #33acfe);</text:p>
      <text:p text:style-name="P404">}</text:p>
      <text:p text:style-name="P405">.class2 {</text:p>
      <text:p text:style-name="P406"><text:s text:c="2"/>.mixin( #efca44;</text:p>
      <text:p text:style-name="P407"><text:s text:c="9"/>@padding: 40px);</text:p>
      <text:p text:style-name="P408">}</text:p>
      <text:p text:style-name="First_20_paragraph">Less lo compila a:</text:p>
      <text:p text:style-name="P409">.class1 {</text:p>
      <text:p text:style-name="P410"><text:s text:c="2"/>color: #33acfe;</text:p>
      <text:p text:style-name="P411"><text:s text:c="2"/>margin: 20px;</text:p>
      <text:p text:style-name="P412"><text:s text:c="2"/>padding: 20px;</text:p>
      <text:p text:style-name="P413">}</text:p>
      <text:p text:style-name="P414">.class2 {</text:p>
      <text:p text:style-name="P415"><text:s text:c="2"/>color: #efca44;</text:p>
      <text:p text:style-name="P416"><text:s text:c="2"/>margin: 10px;</text:p>
      <text:p text:style-name="P417"><text:s text:c="2"/>padding: 40px;</text:p>
      <text:p text:style-name="P418">}</text:p>
      <text:h text:style-name="Heading_20_2" text:outline-level="2">@arguments</text:h>
      <text:p text:style-name="First_20_paragraph">Podemos coger <text:span text:style-name="T520">todos</text:span><text:span text:style-name="T521"> </text:span><text:span text:style-name="T522">los</text:span><text:span text:style-name="T523"> </text:span><text:span text:style-name="T524">parámetros</text:span><text:span text:style-name="T525"> </text:span><text:span text:style-name="T526">de</text:span><text:span text:style-name="T527"> </text:span><text:span text:style-name="T528">entrada</text:span><text:span text:style-name="T529"> </text:span><text:span text:style-name="T530">juntos</text:span>:</text:p>
      <text:p text:style-name="P419">.box-shadow(</text:p>
      <text:p text:style-name="P420"><text:s text:c="2"/>@x: 0;</text:p>
      <text:p text:style-name="P421"><text:s text:c="2"/>@y: 0;</text:p>
      <text:p text:style-name="P422"><text:s text:c="2"/>@blur: 1px;</text:p>
      <text:p text:style-name="P423"><text:s text:c="2"/>@color: #000) {</text:p>
      <text:p text:style-name="P424"/>
      <text:p text:style-name="P425"><text:s text:c="2"/>-webkit-box-shadow: @arguments;</text:p>
      <text:p text:style-name="P426"><text:s text:c="1"/>-moz-box-shadow: @arguments;</text:p>
      <text:p text:style-name="P427"><text:s text:c="10"/>box-shadow: @arguments;</text:p>
      <text:p text:style-name="P428">}</text:p>
      <text:p text:style-name="P429">.big-block {</text:p>
      <text:p text:style-name="P430"><text:s text:c="2"/>.box-shadow(2px; 5px);</text:p>
      <text:p text:style-name="P431">}</text:p>
      <text:p text:style-name="First_20_paragraph">Less lo compila a:</text:p>
      <text:p text:style-name="P432">.big-block {</text:p>
      <text:p text:style-name="P433"><text:s text:c="2"/>-webkit-box-shadow:</text:p>
      <text:p text:style-name="P434"><text:s text:c="5"/>2px 5px 1px #000;</text:p>
      <text:p text:style-name="P435"><text:s text:c="2"/>-moz-box-shadow:</text:p>
      <text:p text:style-name="P436"><text:s text:c="5"/>2px 5px 1px #000;</text:p>
      <text:p text:style-name="P437"><text:s text:c="2"/>box-shadow:</text:p>
      <text:p text:style-name="P438"><text:s text:c="5"/>2px 5px 1px #000;</text:p>
      <text:p text:style-name="P439">}</text:p>
      <text:h text:style-name="Heading_20_2" text:outline-level="2">...</text:h>
      <text:p text:style-name="First_20_paragraph">Podemos permitir que el Mixin admita <text:span text:style-name="T531">varios</text:span><text:span text:style-name="T532"> </text:span><text:span text:style-name="T533">parámetros</text:span>:</text:p>
      <text:p text:style-name="P440">// matches 0-N arguments</text:p>
      <text:p text:style-name="P441">.mixin(...) {</text:p>
      <text:p text:style-name="P442"/>
      <text:p text:style-name="P443">// matches exactly 0 arguments</text:p>
      <text:p text:style-name="P444">.mixin() {</text:p>
      <text:p text:style-name="P445"/>
      <text:p text:style-name="P446">// matches 0-1 arguments</text:p>
      <text:p text:style-name="P447">.mixin(@a: 1) {</text:p>
      <text:p text:style-name="P448"/>
      <text:p text:style-name="P449">// matches 0-N arguments</text:p>
      <text:p text:style-name="P450">.mixin(@a: 1; ...) {</text:p>
      <text:p text:style-name="P451"/>
      <text:p text:style-name="P452">// matches 1-N arguments</text:p>
      <text:p text:style-name="P453">.mixin(@a; ...) {</text:p>
      <text:h text:style-name="Heading_20_2" text:outline-level="2">@rest</text:h>
      <text:p text:style-name="First_20_paragraph">Coge todos los parámetros de ...:</text:p>
      <text:p text:style-name="P454">.mixin(@a; @rest...) {</text:p>
      <text:p text:style-name="P455"/>
      <text:p text:style-name="P456"><text:s text:c="3"/>/* @rest recoge todos</text:p>
      <text:p text:style-name="P457"><text:s text:c="3"/>los parámetros</text:p>
      <text:p text:style-name="P458"><text:s text:c="3"/>después de @a */</text:p>
      <text:p text:style-name="P459"/>
      <text:p text:style-name="P460"><text:s text:c="3"/>/* @arguments recoge todos</text:p>
      <text:p text:style-name="P461"><text:s text:c="3"/>los parámetros</text:p>
      <text:p text:style-name="P462"><text:s text:c="3"/>(incluido @a) */</text:p>
      <text:p text:style-name="P463">}</text:p>
      <text:h text:style-name="Heading_20_2" text:outline-level="2">Pattern matching</text:h>
      <text:p text:style-name="First_20_paragraph">Si queremos que se ejecute un mixin <text:span text:style-name="T534">dependiendo</text:span><text:span text:style-name="T535"> </text:span><text:span text:style-name="T536">del</text:span><text:span text:style-name="T537"> </text:span><text:span text:style-name="T538">valor</text:span><text:span text:style-name="T539"> </text:span><text:span text:style-name="T540">de</text:span><text:span text:style-name="T541"> </text:span><text:span text:style-name="T542">una</text:span><text:span text:style-name="T543"> </text:span><text:span text:style-name="T544">variable</text:span>:</text:p>
      <text:p text:style-name="P464">.mixin(dark; @color) {</text:p>
      <text:p text:style-name="P465"><text:s text:c="2"/>color: darken(@color, 10%);</text:p>
      <text:p text:style-name="P466">}</text:p>
      <text:p text:style-name="P467">.mixin(light; @color) {</text:p>
      <text:p text:style-name="P468"><text:s text:c="2"/>color: lighten(@color, 10%);</text:p>
      <text:p text:style-name="P469">}</text:p>
      <text:p text:style-name="P470">.mixin(@_; @color) { /* all */</text:p>
      <text:p text:style-name="P471"><text:s text:c="2"/>display: block;</text:p>
      <text:p text:style-name="P472">}</text:p>
      <text:p text:style-name="P473"/>
      <text:p text:style-name="P474">@switch: light;</text:p>
      <text:p text:style-name="P475"/>
      <text:p text:style-name="P476">.class {</text:p>
      <text:p text:style-name="P477"><text:s text:c="2"/>.mixin(@switch; #888);</text:p>
      <text:p text:style-name="P478">}</text:p>
      <text:p text:style-name="First_20_paragraph">Less lo compila a:</text:p>
      <text:p text:style-name="P479">.class {</text:p>
      <text:p text:style-name="P480"><text:s text:c="2"/>color: #a2a2a2;</text:p>
      <text:p text:style-name="P481"><text:s text:c="2"/>display: block;</text:p>
      <text:p text:style-name="P482">}</text:p>
      <text:h text:style-name="Heading_20_2" text:outline-level="2">Mixins como Funciones</text:h>
      <text:p text:style-name="First_20_paragraph">Todas las variables definidas en un mixin son visibles y <text:span text:style-name="T545">pueden</text:span><text:span text:style-name="T546"> </text:span><text:span text:style-name="T547">ser</text:span><text:span text:style-name="T548"> </text:span><text:span text:style-name="T549">utilizados</text:span><text:span text:style-name="T550"> </text:span><text:span text:style-name="T551">en</text:span><text:span text:style-name="T552"> </text:span><text:span text:style-name="T553">el</text:span><text:span text:style-name="T554"> </text:span><text:span text:style-name="T555">ámbito</text:span><text:span text:style-name="T556"> </text:span><text:span text:style-name="T557">de</text:span><text:span text:style-name="T558"> </text:span><text:span text:style-name="T559">donde</text:span><text:span text:style-name="T560"> </text:span><text:span text:style-name="T561">es</text:span><text:span text:style-name="T562"> </text:span><text:span text:style-name="T563">llamado</text:span>:</text:p>
      <text:p text:style-name="P483">.mixin() {</text:p>
      <text:p text:style-name="P484"><text:s text:c="2"/>@width: <text:s text:c="1"/>100%;</text:p>
      <text:p text:style-name="P485"><text:s text:c="2"/>@height: 200px;</text:p>
      <text:p text:style-name="P486">}</text:p>
      <text:p text:style-name="P487"/>
      <text:p text:style-name="P488">.caller {</text:p>
      <text:p text:style-name="P489"><text:s text:c="2"/>.mixin();</text:p>
      <text:p text:style-name="P490"><text:s text:c="2"/>width: <text:s text:c="1"/>@width;</text:p>
      <text:p text:style-name="P491"><text:s text:c="2"/>height: @height;</text:p>
      <text:p text:style-name="P492">}</text:p>
      <text:p text:style-name="First_20_paragraph">Less lo compila a:</text:p>
      <text:p text:style-name="P493">.caller {</text:p>
      <text:p text:style-name="P494"><text:s text:c="2"/>width: <text:s text:c="1"/>100%;</text:p>
      <text:p text:style-name="P495"><text:s text:c="2"/>height: 200px;</text:p>
      <text:p text:style-name="P496">}</text:p>
      <text:p text:style-name="First_20_paragraph">Otro ejemplo:</text:p>
      <text:p text:style-name="P497">.average(@x, @y) {</text:p>
      <text:p text:style-name="P498"><text:s text:c="2"/>@average: ((@x + @y) / 2);</text:p>
      <text:p text:style-name="P499">}</text:p>
      <text:p text:style-name="P500"/>
      <text:p text:style-name="P501">div {</text:p>
      <text:p text:style-name="P502"/>
      <text:p text:style-name="P503"><text:s text:c="2"/>// "call" the mixin</text:p>
      <text:p text:style-name="P504"><text:s text:c="2"/>.average(16px, 50px);</text:p>
      <text:p text:style-name="P505"/>
      <text:p text:style-name="P506"><text:s text:c="2"/>// use its "return" value</text:p>
      <text:p text:style-name="P507"><text:s text:c="2"/>padding: @average;</text:p>
      <text:p text:style-name="P508">}</text:p>
      <text:p text:style-name="First_20_paragraph">Less lo compila a:</text:p>
      <text:p text:style-name="P509">div {</text:p>
      <text:p text:style-name="P510"><text:s text:c="2"/>padding: 33px;</text:p>
      <text:p text:style-name="P511">}</text:p>
      <text:h text:style-name="Heading_20_1" text:outline-level="1">Mixins Condicionales</text:h>
      <text:h text:style-name="Heading_20_2" text:outline-level="2">Sintaxis</text:h>
      <text:p text:style-name="First_20_paragraph">Muy <text:span text:style-name="T564">parecida</text:span><text:span text:style-name="T565"> </text:span><text:span text:style-name="T566">a</text:span><text:span text:style-name="T567"> </text:span><text:span text:style-name="T568">las</text:span><text:span text:style-name="T569"> </text:span><text:span text:style-name="T570">Media</text:span><text:span text:style-name="T571"> </text:span><text:span text:style-name="T572">Queries</text:span>:</text:p>
      <text:p text:style-name="P512">.mixin (@a)</text:p>
      <text:p text:style-name="P513"><text:s text:c="2"/>when (lightness(@a) &gt;= 50%) {</text:p>
      <text:p text:style-name="P514"><text:s text:c="4"/>background-color: black;</text:p>
      <text:p text:style-name="P515">}</text:p>
      <text:p text:style-name="P516">.mixin (@a)</text:p>
      <text:p text:style-name="P517"><text:s text:c="2"/>when (lightness(@a) &lt; 50%) {</text:p>
      <text:p text:style-name="P518"><text:s text:c="4"/>background-color: white;</text:p>
      <text:p text:style-name="P519">}</text:p>
      <text:p text:style-name="P520">.mixin (@a) {</text:p>
      <text:p text:style-name="P521"><text:s text:c="2"/>color: @a;</text:p>
      <text:p text:style-name="P522">}</text:p>
      <text:p text:style-name="P523">.class1 { .mixin(#ddd) }</text:p>
      <text:p text:style-name="P524">.class2 { .mixin(#555) }</text:p>
      <text:p text:style-name="First_20_paragraph">Less lo compila a:</text:p>
      <text:p text:style-name="P525">.class1 {</text:p>
      <text:p text:style-name="P526"><text:s text:c="2"/>background-color: black;</text:p>
      <text:p text:style-name="P527"><text:s text:c="2"/>color: #ddd;</text:p>
      <text:p text:style-name="P528">}</text:p>
      <text:p text:style-name="P529">.class2 {</text:p>
      <text:p text:style-name="P530"><text:s text:c="2"/>background-color: white;</text:p>
      <text:p text:style-name="P531"><text:s text:c="2"/>color: #555;</text:p>
      <text:p text:style-name="P532">}</text:p>
      <text:h text:style-name="Heading_20_2" text:outline-level="2">Operadores</text:h>
      <text:p text:style-name="First_20_paragraph">Se pueden usar los operadores <text:span text:style-name="T573">&gt;,</text:span><text:span text:style-name="T574"> </text:span><text:span text:style-name="T575">&gt;=,</text:span><text:span text:style-name="T576"> </text:span><text:span text:style-name="T577">=,</text:span><text:span text:style-name="T578"> </text:span><text:span text:style-name="T579">=&lt;,</text:span><text:span text:style-name="T580"> </text:span><text:span text:style-name="T581">&lt;</text:span></text:p>
      <text:p text:style-name="P533">@media: mobile;</text:p>
      <text:p text:style-name="P534"/>
      <text:p text:style-name="P535">.mixin (@a)</text:p>
      <text:p text:style-name="P536"><text:s text:c="2"/>when (@media = mobile) { ... }</text:p>
      <text:p text:style-name="P537"/>
      <text:p text:style-name="P538">.mixin (@a)</text:p>
      <text:p text:style-name="P539"><text:s text:c="2"/>when (@media = desktop) { ... }</text:p>
      <text:p text:style-name="P540"/>
      <text:p text:style-name="P541">.max (@a; @b)</text:p>
      <text:p text:style-name="P542"><text:s text:c="2"/>when (@a &gt; @b) { width: @a }</text:p>
      <text:p text:style-name="P543"/>
      <text:p text:style-name="P544">.max (@a; @b)</text:p>
      <text:p text:style-name="P545"><text:s text:c="2"/>when (@a &lt; @b) { width: @b }</text:p>
      <text:h text:style-name="Heading_20_2" text:outline-level="2">AND</text:h>
      <text:p text:style-name="First_20_paragraph">Como en las Media Queries, usando <text:span text:style-name="T582">AND</text:span> todas las sentencias se tienen que cumplir:</text:p>
      <text:p text:style-name="P546">.mixin (@a)</text:p>
      <text:p text:style-name="P547"><text:s text:c="2"/>when (isnumber(@a))</text:p>
      <text:p text:style-name="P548"><text:s text:c="3"/>and (@a &gt; 0) { ... }</text:p>
      <text:h text:style-name="Heading_20_2" text:outline-level="2">COMA (,)</text:h>
      <text:p text:style-name="First_20_paragraph">Como en las Media Queries, separar sentencias con <text:span text:style-name="T583">comas</text:span><text:span text:style-name="T584"> </text:span><text:span text:style-name="T585">(,)</text:span><text:span text:style-name="T586"> </text:span><text:span text:style-name="T587">equivale</text:span><text:span text:style-name="T588"> </text:span><text:span text:style-name="T589">a</text:span><text:span text:style-name="T590"> </text:span><text:span text:style-name="T591">un</text:span><text:span text:style-name="T592"> </text:span><text:span text:style-name="T593">OR</text:span>, por lo que se entrará en el Mixin en cuanto se cumpla una de las sentencias:</text:p>
      <text:p text:style-name="P549">.mixin (@a)</text:p>
      <text:p text:style-name="P550"><text:s text:c="2"/>when (@a &gt; 10), </text:p>
      <text:p text:style-name="P551"><text:s text:c="7"/>(@a &lt; -10) { ... }</text:p>
      <text:h text:style-name="Heading_20_2" text:outline-level="2">NOT</text:h>
      <text:p text:style-name="First_20_paragraph">Como en las Media Queries, usando <text:span text:style-name="T594">NOT</text:span> se niega una sentencia:</text:p>
      <text:p text:style-name="P552">.mixin (@b)</text:p>
      <text:p text:style-name="P553"><text:s text:c="2"/>when not (@b &gt; 0) { ... }</text:p>
      <text:h text:style-name="Heading_20_2" text:outline-level="2">Comprobar tipos</text:h>
      <text:p text:style-name="First_20_paragraph">Tenemos las siguientes funciones para <text:span text:style-name="T595">comprobar</text:span><text:span text:style-name="T596"> </text:span><text:span text:style-name="T597">tipos</text:span>:</text:p>
      <text:list text:style-name="L12">
        <text:list-item>
          <text:p text:style-name="P554">isnumber</text:p>
        </text:list-item>
        <text:list-item>
          <text:p text:style-name="P554">isstring</text:p>
        </text:list-item>
        <text:list-item>
          <text:p text:style-name="P554">iscolor</text:p>
        </text:list-item>
        <text:list-item>
          <text:p text:style-name="P554">iskeyword</text:p>
        </text:list-item>
        <text:list-item>
          <text:p text:style-name="P554">isurl</text:p>
        </text:list-item>
      </text:list>
      <text:h text:style-name="Heading_20_2" text:outline-level="2">Comprobar unidades</text:h>
      <text:p text:style-name="First_20_paragraph">Tenemos las siguientes funciones para <text:span text:style-name="T598">comprobar</text:span><text:span text:style-name="T599"> </text:span><text:span text:style-name="T600">unidades</text:span>:</text:p>
      <text:list text:style-name="L13">
        <text:list-item>
          <text:p text:style-name="P555">ispixel</text:p>
        </text:list-item>
        <text:list-item>
          <text:p text:style-name="P555">isem</text:p>
        </text:list-item>
        <text:list-item>
          <text:p text:style-name="P555">ispercentage</text:p>
        </text:list-item>
        <text:list-item>
          <text:p text:style-name="P555">isunit</text:p>
        </text:list-item>
      </text:list>
      <text:h text:style-name="Heading_20_2" text:outline-level="2">Loops</text:h>
      <text:p text:style-name="First_20_paragraph">Los Mixins se pueden llamar así mismos. Con esta <text:span text:style-name="T601">recursividad</text:span> se pueden crear loops:</text:p>
      <text:p text:style-name="P556">.loop(@counter)</text:p>
      <text:p text:style-name="P557"><text:s text:c="2"/>when (@counter &gt; 0) {</text:p>
      <text:p text:style-name="P558"/>
      <text:p text:style-name="P559"><text:s text:c="4"/>// next iteration</text:p>
      <text:p text:style-name="P560"><text:s text:c="4"/>.loop((@counter - 1));</text:p>
      <text:p text:style-name="P561"/>
      <text:p text:style-name="P562"><text:s text:c="4"/>// code for each iteration</text:p>
      <text:p text:style-name="P563"><text:s text:c="4"/>width: (10px * @counter);</text:p>
      <text:p text:style-name="P564">}</text:p>
      <text:p text:style-name="P565"/>
      <text:p text:style-name="P566">div {</text:p>
      <text:p text:style-name="P567"><text:s text:c="2"/>.loop(5); // launch the loop</text:p>
      <text:p text:style-name="P568">}</text:p>
      <text:p text:style-name="First_20_paragraph">Less lo compila a:</text:p>
      <text:p text:style-name="P569">div {</text:p>
      <text:p text:style-name="P570"><text:s text:c="2"/>width: 10px;</text:p>
      <text:p text:style-name="P571"><text:s text:c="2"/>width: 20px;</text:p>
      <text:p text:style-name="P572"><text:s text:c="2"/>width: 30px;</text:p>
      <text:p text:style-name="P573"><text:s text:c="2"/>width: 40px;</text:p>
      <text:p text:style-name="P574"><text:s text:c="2"/>width: 50px;</text:p>
      <text:p text:style-name="P575">}</text:p>
      <text:p text:style-name="First_20_paragraph">Podríamos hacer un <text:span text:style-name="T602">grid</text:span><text:span text:style-name="T603"> </text:span><text:span text:style-name="T604">de</text:span><text:span text:style-name="T605"> </text:span><text:span text:style-name="T606">CSS</text:span>:</text:p>
      <text:p text:style-name="P576">.generate-columns(4);</text:p>
      <text:p text:style-name="P577"/>
      <text:p text:style-name="P578">.generate-columns(@n, @i: 1)</text:p>
      <text:p text:style-name="P579"><text:s text:c="2"/>when (@i =&lt; @n) {</text:p>
      <text:p text:style-name="P580"/>
      <text:p text:style-name="P581"><text:s text:c="2"/>.column-@{i} {</text:p>
      <text:p text:style-name="P582"><text:s text:c="4"/>width: (@i * 100% / @n);</text:p>
      <text:p text:style-name="P583"><text:s text:c="2"/>}</text:p>
      <text:p text:style-name="P584"><text:s text:c="2"/>.generate-columns(@n, (@i + 1));</text:p>
      <text:p text:style-name="P585">}</text:p>
      <text:p text:style-name="First_20_paragraph">Less lo compila a:</text:p>
      <text:p text:style-name="P586">.column-1 {</text:p>
      <text:p text:style-name="P587"><text:s text:c="2"/>width: 25%;</text:p>
      <text:p text:style-name="P588">}</text:p>
      <text:p text:style-name="P589">.column-2 {</text:p>
      <text:p text:style-name="P590"><text:s text:c="2"/>width: 50%;</text:p>
      <text:p text:style-name="P591">}</text:p>
      <text:p text:style-name="P592">.column-3 {</text:p>
      <text:p text:style-name="P593"><text:s text:c="2"/>width: 75%;</text:p>
      <text:p text:style-name="P594">}</text:p>
      <text:p text:style-name="P595">.column-4 {</text:p>
      <text:p text:style-name="P596"><text:s text:c="2"/>width: 100%;</text:p>
      <text:p text:style-name="P597">}</text:p>
      <text:h text:style-name="Heading_20_1" text:outline-level="1">Merge</text:h>
      <text:h text:style-name="Heading_20_2" text:outline-level="2">¿Qué es?</text:h>
      <text:p text:style-name="First_20_paragraph">Permite <text:span text:style-name="T607">combinar</text:span><text:span text:style-name="T608"> </text:span><text:span text:style-name="T609">propiedades</text:span> con coma (,) o con espacio ( ), en una sola propiedad.</text:p>
      <text:h text:style-name="Heading_20_2" text:outline-level="2">Coma</text:h>
      <text:p text:style-name="First_20_paragraph">Ejemplo con coma (,):</text:p>
      <text:p text:style-name="P598">.mixin() {</text:p>
      <text:p text:style-name="P599"><text:s text:c="2"/>box-shadow+: inset 0 0 10px #555;</text:p>
      <text:p text:style-name="P600">}</text:p>
      <text:p text:style-name="P601">.myclass {</text:p>
      <text:p text:style-name="P602"><text:s text:c="2"/>.mixin();</text:p>
      <text:p text:style-name="P603"><text:s text:c="2"/>box-shadow+: 0 0 20px black;</text:p>
      <text:p text:style-name="P604">}</text:p>
      <text:p text:style-name="First_20_paragraph">Less lo compila a:</text:p>
      <text:p text:style-name="P605">.myclass {</text:p>
      <text:p text:style-name="P606"><text:s text:c="2"/>box-shadow:</text:p>
      <text:p text:style-name="P607"><text:s text:c="4"/>inset 0 0 10px #555,</text:p>
      <text:p text:style-name="P608"><text:s text:c="4"/>0 0 20px black;</text:p>
      <text:p text:style-name="P609">}</text:p>
      <text:h text:style-name="Heading_20_2" text:outline-level="2">Espacio</text:h>
      <text:p text:style-name="First_20_paragraph">Ejemplo con espacio ( ):</text:p>
      <text:p text:style-name="P610">.mixin() {</text:p>
      <text:p text:style-name="P611"><text:s text:c="2"/>transform+_: scale(2);</text:p>
      <text:p text:style-name="P612">}</text:p>
      <text:p text:style-name="P613">.myclass {</text:p>
      <text:p text:style-name="P614"><text:s text:c="2"/>.mixin();</text:p>
      <text:p text:style-name="P615"><text:s text:c="2"/>transform+_: rotate(15deg);</text:p>
      <text:p text:style-name="P616">}</text:p>
      <text:p text:style-name="First_20_paragraph">Less lo compila a:</text:p>
      <text:p text:style-name="P617">.myclass {</text:p>
      <text:p text:style-name="P618"><text:s text:c="2"/>transform: scale(2) rotate(15deg);</text:p>
      <text:p text:style-name="P619">}</text:p>
      <text:h text:style-name="Heading_20_2" text:outline-level="2">Explicito</text:h>
      <text:p text:style-name="First_20_paragraph">Para prevenir cualquier join involuntario, merge <text:span text:style-name="T610">requiere</text:span><text:span text:style-name="T611"> </text:span><text:span text:style-name="T612">que</text:span><text:span text:style-name="T613"> </text:span><text:span text:style-name="T614">pongas</text:span><text:span text:style-name="T615"> </text:span><text:span text:style-name="T616">+</text:span><text:span text:style-name="T617"> </text:span><text:span text:style-name="T618">o</text:span><text:span text:style-name="T619"> </text:span><text:span text:style-name="T620">+_</text:span><text:span text:style-name="T621"> </text:span><text:span text:style-name="T622">de</text:span><text:span text:style-name="T623"> </text:span><text:span text:style-name="T624">forma</text:span><text:span text:style-name="T625"> </text:span><text:span text:style-name="T626">explícita</text:span> en la declaración de cada uno de los jois.</text:p>
      <text:h text:style-name="Heading_20_1" text:outline-level="1">Selector Padre</text:h>
      <text:h text:style-name="Heading_20_2" text:outline-level="2">El operador &amp;</text:h>
      <text:p text:style-name="First_20_paragraph">El <text:span text:style-name="T627">operador</text:span><text:span text:style-name="T628"> </text:span><text:span text:style-name="T629">&amp;</text:span><text:span text:style-name="T630"> </text:span><text:span text:style-name="T631">representa</text:span><text:span text:style-name="T632"> </text:span><text:span text:style-name="T633">el</text:span><text:span text:style-name="T634"> </text:span><text:span text:style-name="T635">selector</text:span><text:span text:style-name="T636"> </text:span><text:span text:style-name="T637">padre</text:span>, y suele ser usado para modificar clases o usar pseudoclases:</text:p>
      <text:p text:style-name="P620">a {</text:p>
      <text:p text:style-name="P621"><text:s text:c="2"/>color: blue;</text:p>
      <text:p text:style-name="P622"><text:s text:c="2"/>&amp;:hover {</text:p>
      <text:p text:style-name="P623"><text:s text:c="4"/>color: green;</text:p>
      <text:p text:style-name="P624"><text:s text:c="2"/>}</text:p>
      <text:p text:style-name="P625">}</text:p>
      <text:p text:style-name="First_20_paragraph">Less locompila a:</text:p>
      <text:p text:style-name="P626">a {</text:p>
      <text:p text:style-name="P627"><text:s text:c="2"/>color: blue;</text:p>
      <text:p text:style-name="P628">}</text:p>
      <text:p text:style-name="P629"/>
      <text:p text:style-name="P630">a:hover {</text:p>
      <text:p text:style-name="P631"><text:s text:c="2"/>color: green;</text:p>
      <text:p text:style-name="P632">}</text:p>
      <text:h text:style-name="Heading_20_2" text:outline-level="2">Clases repetitivas</text:h>
      <text:p text:style-name="First_20_paragraph">Otro uso, a parte de las pseudoclases, es el de producir nombres de clases repetitivos:</text:p>
      <text:p text:style-name="P633">.button {</text:p>
      <text:p text:style-name="P634"><text:s text:c="2"/>&amp;-ok {</text:p>
      <text:p text:style-name="P635"><text:s text:c="4"/>background-image:</text:p>
      <text:p text:style-name="P636"><text:s text:c="6"/>url("ok.png");</text:p>
      <text:p text:style-name="P637"><text:s text:c="2"/>}</text:p>
      <text:p text:style-name="P638"><text:s text:c="2"/>&amp;-cancel {</text:p>
      <text:p text:style-name="P639"><text:s text:c="4"/>background-image:</text:p>
      <text:p text:style-name="P640"><text:s text:c="6"/>url("cancel.png");</text:p>
      <text:p text:style-name="P641"><text:s text:c="2"/>}</text:p>
      <text:p text:style-name="P642"><text:s text:c="2"/>&amp;-custom {</text:p>
      <text:p text:style-name="P643"><text:s text:c="4"/>background-image:</text:p>
      <text:p text:style-name="P644"><text:s text:c="6"/>url("custom.png");</text:p>
      <text:p text:style-name="P645"><text:s text:c="2"/>}</text:p>
      <text:p text:style-name="P646">}</text:p>
      <text:p text:style-name="First_20_paragraph">Less lo compila a:</text:p>
      <text:p text:style-name="P647">.button-ok {</text:p>
      <text:p text:style-name="P648"><text:s text:c="2"/>background-image: url("ok.png");</text:p>
      <text:p text:style-name="P649">}</text:p>
      <text:p text:style-name="P650">.button-cancel {</text:p>
      <text:p text:style-name="P651"><text:s text:c="2"/>background-image: url("cancel.png");</text:p>
      <text:p text:style-name="P652">}</text:p>
      <text:p text:style-name="P653">.button-custom {</text:p>
      <text:p text:style-name="P654"><text:s text:c="2"/>background-image: url("custom.png");</text:p>
      <text:p text:style-name="P655">}</text:p>
      <text:h text:style-name="Heading_20_2" text:outline-level="2">Multiples &amp;</text:h>
      <text:p text:style-name="First_20_paragraph">Se puede repetir el padre:</text:p>
      <text:p text:style-name="P656">.link {</text:p>
      <text:p text:style-name="P657"><text:s text:c="2"/>&amp; + &amp; {</text:p>
      <text:p text:style-name="P658"><text:s text:c="4"/>color: red;</text:p>
      <text:p text:style-name="P659"><text:s text:c="2"/>}</text:p>
      <text:p text:style-name="P660"><text:s text:c="2"/>&amp; &amp; {</text:p>
      <text:p text:style-name="P661"><text:s text:c="4"/>color: green;</text:p>
      <text:p text:style-name="P662"><text:s text:c="2"/>}</text:p>
      <text:p text:style-name="P663"><text:s text:c="2"/>&amp;&amp; {</text:p>
      <text:p text:style-name="P664"><text:s text:c="4"/>color: blue;</text:p>
      <text:p text:style-name="P665"><text:s text:c="2"/>}</text:p>
      <text:p text:style-name="P666"><text:s text:c="2"/>&amp;, &amp;ish {</text:p>
      <text:p text:style-name="P667"><text:s text:c="4"/>color: cyan;</text:p>
      <text:p text:style-name="P668"><text:s text:c="2"/>}</text:p>
      <text:p text:style-name="P669">}</text:p>
      <text:p text:style-name="First_20_paragraph">Less lo compila a :</text:p>
      <text:p text:style-name="P670">.link + .link {</text:p>
      <text:p text:style-name="P671"><text:s text:c="2"/>color: red;</text:p>
      <text:p text:style-name="P672">}</text:p>
      <text:p text:style-name="P673">.link .link {</text:p>
      <text:p text:style-name="P674"><text:s text:c="2"/>color: green;</text:p>
      <text:p text:style-name="P675">}</text:p>
      <text:p text:style-name="P676">.link.link {</text:p>
      <text:p text:style-name="P677"><text:s text:c="2"/>color: blue;</text:p>
      <text:p text:style-name="P678">}</text:p>
      <text:p text:style-name="P679">.link, .linkish {</text:p>
      <text:p text:style-name="P680"><text:s text:c="2"/>color: cyan;</text:p>
      <text:p text:style-name="P681">}</text:p>
      <text:p text:style-name="First_20_paragraph">Otro ejemplo:</text:p>
      <text:p text:style-name="P682">.grand {</text:p>
      <text:p text:style-name="P683"><text:s text:c="2"/>.parent {</text:p>
      <text:p text:style-name="P684"><text:s text:c="4"/>&amp; &gt; &amp; {</text:p>
      <text:p text:style-name="P685"><text:s text:c="6"/>color: red;</text:p>
      <text:p text:style-name="P686"><text:s text:c="4"/>}</text:p>
      <text:p text:style-name="P687"><text:s text:c="4"/>&amp; &amp; {</text:p>
      <text:p text:style-name="P688"><text:s text:c="6"/>color: green;</text:p>
      <text:p text:style-name="P689"><text:s text:c="4"/>}</text:p>
      <text:p text:style-name="P690"><text:s text:c="4"/>&amp;&amp; {</text:p>
      <text:p text:style-name="P691"><text:s text:c="6"/>color: blue;</text:p>
      <text:p text:style-name="P692"><text:s text:c="4"/>}</text:p>
      <text:p text:style-name="P693"><text:s text:c="4"/>&amp;, &amp;ish {</text:p>
      <text:p text:style-name="P694"><text:s text:c="6"/>color: cyan;</text:p>
      <text:p text:style-name="P695"><text:s text:c="4"/>}</text:p>
      <text:p text:style-name="P696"><text:s text:c="2"/>}</text:p>
      <text:p text:style-name="P697">}</text:p>
      <text:p text:style-name="First_20_paragraph">Less lo compila a :</text:p>
      <text:p text:style-name="P698">.grand .parent &gt; .grand .parent {</text:p>
      <text:p text:style-name="P699"><text:s text:c="2"/>color: red;</text:p>
      <text:p text:style-name="P700">}</text:p>
      <text:p text:style-name="P701">.grand .parent .grand .parent {</text:p>
      <text:p text:style-name="P702"><text:s text:c="2"/>color: green;</text:p>
      <text:p text:style-name="P703">}</text:p>
      <text:p text:style-name="P704">.grand .parent.grand .parent {</text:p>
      <text:p text:style-name="P705"><text:s text:c="2"/>color: blue;</text:p>
      <text:p text:style-name="P706">}</text:p>
      <text:p text:style-name="P707">.grand .parent, .grand .parentish {</text:p>
      <text:p text:style-name="P708"><text:s text:c="2"/>color: cyan;</text:p>
      <text:p text:style-name="P709">}</text:p>
      <text:h text:style-name="Heading_20_2" text:outline-level="2">Cambiar el orden</text:h>
      <text:p text:style-name="First_20_paragraph">En algunos caso puede ser util cambiar el orden del hijo con respecto al padre:</text:p>
      <text:p text:style-name="P710">.header {</text:p>
      <text:p text:style-name="P711"><text:s text:c="2"/>.menu {</text:p>
      <text:p text:style-name="P712"><text:s text:c="4"/>border-radius: 5px;</text:p>
      <text:p text:style-name="P713"><text:s text:c="4"/>.no-borderradius &amp; {</text:p>
      <text:p text:style-name="P714"><text:s text:c="6"/>background-image:</text:p>
      <text:p text:style-name="P715"><text:s text:c="8"/>url('img.png');</text:p>
      <text:p text:style-name="P716"><text:s text:c="4"/>}</text:p>
      <text:p text:style-name="P717"><text:s text:c="2"/>}</text:p>
      <text:p text:style-name="P718">}</text:p>
      <text:p text:style-name="First_20_paragraph">Less lo compila a:</text:p>
      <text:p text:style-name="P719">.header .menu {</text:p>
      <text:p text:style-name="P720"><text:s text:c="2"/>border-radius: 5px;</text:p>
      <text:p text:style-name="P721">}</text:p>
      <text:p text:style-name="P722">.no-borderradius .header .menu {</text:p>
      <text:p text:style-name="P723"><text:s text:c="2"/>background-image:</text:p>
      <text:p text:style-name="P724"><text:s text:c="4"/>url('img.png');</text:p>
      <text:p text:style-name="P725">}</text:p>
      <text:h text:style-name="Heading_20_2" text:outline-level="2">Explosión combinatoria</text:h>
      <text:p text:style-name="First_20_paragraph">El operador &amp; puede ser usado para generar todas las posibles permutaciones de los selectores padre:</text:p>
      <text:p text:style-name="P726">a, ul, li {</text:p>
      <text:p text:style-name="P727"><text:s text:c="2"/>border-top: 2px dotted #366;</text:p>
      <text:p text:style-name="P728"><text:s text:c="2"/>&amp; + &amp; {</text:p>
      <text:p text:style-name="P729"><text:s text:c="4"/>border-top: 0;</text:p>
      <text:p text:style-name="P730"><text:s text:c="2"/>}</text:p>
      <text:p text:style-name="P731">}</text:p>
      <text:p text:style-name="First_20_paragraph">Less lo compila a:</text:p>
      <text:p text:style-name="P732">a, ul, li {</text:p>
      <text:p text:style-name="P733"><text:s text:c="2"/>border-top: 2px dotted #366;</text:p>
      <text:p text:style-name="P734">}</text:p>
      <text:p text:style-name="P735"/>
      <text:p text:style-name="P736">a + a, a + ul, a + li,</text:p>
      <text:p text:style-name="P737">ul + a, ul + ul, ul + li,</text:p>
      <text:p text:style-name="P738">li + a, li + ul, li + li {</text:p>
      <text:p text:style-name="P739"><text:s text:c="2"/>border-top: 0;</text:p>
      <text:p text:style-name="P740">}</text:p>
      <text:h text:style-name="Heading_20_1" text:outline-level="1">Funciones</text:h>
      <text:h text:style-name="Heading_20_2" text:outline-level="2">Resumen</text:h>
      <text:p text:style-name="First_20_paragraph"><text:a xlink:type="simple" xlink:href="http://lesscss.org/functions/" office:name=""><text:span text:style-name="Definition">http://lesscss.org/functions/</text:span></text:a></text:p>
      <text:list text:style-name="L14">
        <text:list-item>
          <text:p text:style-name="P741">Misc Functions</text:p>
        </text:list-item>
        <text:list-item>
          <text:p text:style-name="P741">String Functions</text:p>
        </text:list-item>
        <text:list-item>
          <text:p text:style-name="P741">List Functions</text:p>
        </text:list-item>
        <text:list-item>
          <text:p text:style-name="P741">Math Functions</text:p>
        </text:list-item>
        <text:list-item>
          <text:p text:style-name="P741">Type Functions</text:p>
        </text:list-item>
        <text:list-item>
          <text:p text:style-name="P741">Color Functions</text:p>
        </text:list-item>
      </text:list>
      <text:h text:style-name="Heading_20_2" text:outline-level="2">Misc Functions</text:h>
      <text:p text:style-name="First_20_paragraph"><text:a xlink:type="simple" xlink:href="http://lesscss.org/functions/#misc-functions" office:name=""><text:span text:style-name="Definition">http://lesscss.org/functions/#misc-functions</text:span></text:a></text:p>
      <text:list text:style-name="L15">
        <text:list-item>
          <text:p text:style-name="P742">color</text:p>
        </text:list-item>
        <text:list-item>
          <text:p text:style-name="P742">convert</text:p>
        </text:list-item>
        <text:list-item>
          <text:p text:style-name="P742">data-uri</text:p>
        </text:list-item>
        <text:list-item>
          <text:p text:style-name="P742">default</text:p>
        </text:list-item>
        <text:list-item>
          <text:p text:style-name="P742">unit</text:p>
        </text:list-item>
        <text:list-item>
          <text:p text:style-name="P742">get-unit</text:p>
        </text:list-item>
        <text:list-item>
          <text:p text:style-name="P742">svg-gradient</text:p>
        </text:list-item>
      </text:list>
      <text:h text:style-name="Heading_20_2" text:outline-level="2">String Functions</text:h>
      <text:p text:style-name="First_20_paragraph"><text:a xlink:type="simple" xlink:href="http://lesscss.org/functions/#string-functions" office:name=""><text:span text:style-name="Definition">http://lesscss.org/functions/#string-functions</text:span></text:a>:</text:p>
      <text:list text:style-name="L16">
        <text:list-item>
          <text:p text:style-name="P743">escape</text:p>
        </text:list-item>
        <text:list-item>
          <text:p text:style-name="P743">e</text:p>
        </text:list-item>
        <text:list-item>
          <text:p text:style-name="P743">% format</text:p>
        </text:list-item>
        <text:list-item>
          <text:p text:style-name="P743">replace</text:p>
        </text:list-item>
      </text:list>
      <text:h text:style-name="Heading_20_2" text:outline-level="2">List Functions</text:h>
      <text:p text:style-name="First_20_paragraph"><text:a xlink:type="simple" xlink:href="http://lesscss.org/functions/#list-functions" office:name=""><text:span text:style-name="Definition">http://lesscss.org/functions/#list-functions</text:span></text:a></text:p>
      <text:list text:style-name="L17">
        <text:list-item>
          <text:p text:style-name="P744">length</text:p>
        </text:list-item>
        <text:list-item>
          <text:p text:style-name="P744">extract</text:p>
        </text:list-item>
      </text:list>
      <text:h text:style-name="Heading_20_2" text:outline-level="2">Math Functions</text:h>
      <text:p text:style-name="First_20_paragraph"><text:a xlink:type="simple" xlink:href="http://lesscss.org/functions/#math-functions" office:name=""><text:span text:style-name="Definition">http://lesscss.org/functions/#math-functions</text:span></text:a></text:p>
      <text:list text:style-name="L18">
        <text:list-item>
          <text:p text:style-name="P745">ceil</text:p>
        </text:list-item>
        <text:list-item>
          <text:p text:style-name="P745">floor</text:p>
        </text:list-item>
        <text:list-item>
          <text:p text:style-name="P745">percentage</text:p>
        </text:list-item>
        <text:list-item>
          <text:p text:style-name="P745">round</text:p>
        </text:list-item>
        <text:list-item>
          <text:p text:style-name="P745">sqrt</text:p>
        </text:list-item>
        <text:list-item>
          <text:p text:style-name="P745">abs</text:p>
        </text:list-item>
        <text:list-item>
          <text:p text:style-name="P745">pow</text:p>
        </text:list-item>
        <text:list-item>
          <text:p text:style-name="P745">mod</text:p>
        </text:list-item>
        <text:list-item>
          <text:p text:style-name="P745">min</text:p>
        </text:list-item>
        <text:list-item>
          <text:p text:style-name="P745">max</text:p>
        </text:list-item>
      </text:list>
      <text:p text:style-name="First_20_paragraph"><text:a xlink:type="simple" xlink:href="http://lesscss.org/functions/#math-functions" office:name=""><text:span text:style-name="Definition">http://lesscss.org/functions/#math-functions</text:span></text:a></text:p>
      <text:list text:style-name="L19">
        <text:list-item>
          <text:p text:style-name="P746">sin</text:p>
        </text:list-item>
        <text:list-item>
          <text:p text:style-name="P746">asin</text:p>
        </text:list-item>
        <text:list-item>
          <text:p text:style-name="P746">cos</text:p>
        </text:list-item>
        <text:list-item>
          <text:p text:style-name="P746">acos</text:p>
        </text:list-item>
        <text:list-item>
          <text:p text:style-name="P746">tan</text:p>
        </text:list-item>
        <text:list-item>
          <text:p text:style-name="P746">atan</text:p>
        </text:list-item>
        <text:list-item>
          <text:p text:style-name="P746">pi</text:p>
        </text:list-item>
      </text:list>
      <text:h text:style-name="Heading_20_2" text:outline-level="2">Type Functions</text:h>
      <text:p text:style-name="First_20_paragraph"><text:a xlink:type="simple" xlink:href="http://lesscss.org/functions/#type-functions" office:name=""><text:span text:style-name="Definition">http://lesscss.org/functions/#type-functions</text:span></text:a></text:p>
      <text:list text:style-name="L20">
        <text:list-item>
          <text:p text:style-name="P747">isnumber</text:p>
        </text:list-item>
        <text:list-item>
          <text:p text:style-name="P747">isstring</text:p>
        </text:list-item>
        <text:list-item>
          <text:p text:style-name="P747">iscolor</text:p>
        </text:list-item>
        <text:list-item>
          <text:p text:style-name="P747">iskeyword</text:p>
        </text:list-item>
        <text:list-item>
          <text:p text:style-name="P747">isurl</text:p>
        </text:list-item>
        <text:list-item>
          <text:p text:style-name="P747">ispixel</text:p>
        </text:list-item>
        <text:list-item>
          <text:p text:style-name="P747">isem</text:p>
        </text:list-item>
        <text:list-item>
          <text:p text:style-name="P747">ispercentage</text:p>
        </text:list-item>
        <text:list-item>
          <text:p text:style-name="P747">isunit</text:p>
        </text:list-item>
      </text:list>
      <text:h text:style-name="Heading_20_2" text:outline-level="2">Color Definition Functions</text:h>
      <text:p text:style-name="First_20_paragraph"><text:a xlink:type="simple" xlink:href="http://lesscss.org/functions/#color-definitions" office:name=""><text:span text:style-name="Definition">http://lesscss.org/functions/#color-definitions</text:span></text:a></text:p>
      <text:list text:style-name="L21">
        <text:list-item>
          <text:p text:style-name="P748">rgb</text:p>
        </text:list-item>
        <text:list-item>
          <text:p text:style-name="P748">rgba</text:p>
        </text:list-item>
        <text:list-item>
          <text:p text:style-name="P748">argb</text:p>
        </text:list-item>
        <text:list-item>
          <text:p text:style-name="P748">hsl</text:p>
        </text:list-item>
        <text:list-item>
          <text:p text:style-name="P748">hsla</text:p>
        </text:list-item>
        <text:list-item>
          <text:p text:style-name="P748">hsv</text:p>
        </text:list-item>
        <text:list-item>
          <text:p text:style-name="P748">hsva</text:p>
        </text:list-item>
      </text:list>
      <text:h text:style-name="Heading_20_2" text:outline-level="2">Color Channel Functions</text:h>
      <text:p text:style-name="First_20_paragraph"><text:a xlink:type="simple" xlink:href="http://lesscss.org/functions/#color-channel" office:name=""><text:span text:style-name="Definition">http://lesscss.org/functions/#color-channel</text:span></text:a></text:p>
      <text:list text:style-name="L22">
        <text:list-item>
          <text:p text:style-name="P749">hue</text:p>
        </text:list-item>
        <text:list-item>
          <text:p text:style-name="P749">saturation</text:p>
        </text:list-item>
        <text:list-item>
          <text:p text:style-name="P749">lightness</text:p>
        </text:list-item>
        <text:list-item>
          <text:p text:style-name="P749">hsvhue</text:p>
        </text:list-item>
        <text:list-item>
          <text:p text:style-name="P749">hsvsaturation</text:p>
        </text:list-item>
        <text:list-item>
          <text:p text:style-name="P749">hsvvalue</text:p>
        </text:list-item>
        <text:list-item>
          <text:p text:style-name="P749">red</text:p>
        </text:list-item>
        <text:list-item>
          <text:p text:style-name="P749">green</text:p>
        </text:list-item>
        <text:list-item>
          <text:p text:style-name="P749">blue</text:p>
        </text:list-item>
        <text:list-item>
          <text:p text:style-name="P749">alpha</text:p>
        </text:list-item>
        <text:list-item>
          <text:p text:style-name="P749">luma</text:p>
        </text:list-item>
        <text:list-item>
          <text:p text:style-name="P749">luminance</text:p>
        </text:list-item>
      </text:list>
      <text:h text:style-name="Heading_20_2" text:outline-level="2">Color Operation Functions</text:h>
      <text:p text:style-name="First_20_paragraph"><text:a xlink:type="simple" xlink:href="http://lesscss.org/functions/#color-operations" office:name=""><text:span text:style-name="Definition">http://lesscss.org/functions/#color-operations</text:span></text:a></text:p>
      <text:list text:style-name="L23">
        <text:list-item>
          <text:p text:style-name="P750">saturate</text:p>
        </text:list-item>
        <text:list-item>
          <text:p text:style-name="P750">desaturate</text:p>
        </text:list-item>
        <text:list-item>
          <text:p text:style-name="P750">lighten</text:p>
        </text:list-item>
        <text:list-item>
          <text:p text:style-name="P750">darken</text:p>
        </text:list-item>
        <text:list-item>
          <text:p text:style-name="P750">fadein</text:p>
        </text:list-item>
        <text:list-item>
          <text:p text:style-name="P750">fadeout</text:p>
        </text:list-item>
        <text:list-item>
          <text:p text:style-name="P750">fade</text:p>
        </text:list-item>
        <text:list-item>
          <text:p text:style-name="P750">spin</text:p>
        </text:list-item>
        <text:list-item>
          <text:p text:style-name="P750">mix</text:p>
        </text:list-item>
        <text:list-item>
          <text:p text:style-name="P750">greyscale</text:p>
        </text:list-item>
        <text:list-item>
          <text:p text:style-name="P750">contrast</text:p>
        </text:list-item>
      </text:list>
      <text:h text:style-name="Heading_20_2" text:outline-level="2">Color Blending Functions</text:h>
      <text:p text:style-name="First_20_paragraph"><text:a xlink:type="simple" xlink:href="http://lesscss.org/functions/#color-blending" office:name=""><text:span text:style-name="Definition">http://lesscss.org/functions/#color-blending</text:span></text:a></text:p>
      <text:list text:style-name="L24">
        <text:list-item>
          <text:p text:style-name="P751">multiply</text:p>
        </text:list-item>
        <text:list-item>
          <text:p text:style-name="P751">screen</text:p>
        </text:list-item>
        <text:list-item>
          <text:p text:style-name="P751">overlay</text:p>
        </text:list-item>
        <text:list-item>
          <text:p text:style-name="P751">softlight</text:p>
        </text:list-item>
        <text:list-item>
          <text:p text:style-name="P751">hardlight</text:p>
        </text:list-item>
        <text:list-item>
          <text:p text:style-name="P751">difference</text:p>
        </text:list-item>
        <text:list-item>
          <text:p text:style-name="P751">exclusion</text:p>
        </text:list-item>
        <text:list-item>
          <text:p text:style-name="P751">average</text:p>
        </text:list-item>
        <text:list-item>
          <text:p text:style-name="P751">negation</text:p>
        </text:list-item>
      </text:list>
      <text:h text:style-name="Heading_20_1" text:outline-level="1">Acerca de</text:h>
      <text:h text:style-name="Heading_20_2" text:outline-level="2">Licencia</text:h>
      <text:p text:style-name="First_20_paragraph">Estas <text:span text:style-name="T638">transparencias</text:span> están hechas con:</text:p>
      <text:list text:style-name="L25">
        <text:list-item>
          <text:p text:style-name="P752">MarkdownSlides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Estas <text:span text:style-name="T639">transparencias</text:span> están bajo una licencia Creative Commons Reconocimiento-CompartirIgual 3.0:</text:p>
      <text:list text:style-name="L26">
        <text:list-item>
          <text:p text:style-name="P753"><text:a xlink:type="simple" xlink:href="http://creativecommons.org/licenses/by-sa/3.0/es" office:name=""><text:span text:style-name="Definition">http://creativecommons.org/licenses/by-sa/3.0/es</text:span></text:a></text:p>
        </text:list-item>
      </text:list>
      <text:h text:style-name="Heading_20_2" text:outline-level="2">Fuentes</text:h>
      <text:p text:style-name="First_20_paragraph">Transparencias:</text:p>
      <text:list text:style-name="L27">
        <text:list-item>
          <text:p text:style-name="P754"><text:a xlink:type="simple" xlink:href="https://github.com/asanzdiego/curso-interfaces-web-2014/04-less/slides" office:name=""><text:span text:style-name="Definition">https://github.com/asanzdiego/curso-interfaces-web-2014/04-less/slides</text:span></text:a></text:p>
        </text:list-item>
      </text:list>
      <text:p text:style-name="First_20_paragraph">Código:</text:p>
      <text:list text:style-name="L28">
        <text:list-item>
          <text:p text:style-name="P755"><text:a xlink:type="simple" xlink:href="https://github.com/asanzdiego/curso-interfaces-web-2014/01-less/src" office:name=""><text:span text:style-name="Definition">https://github.com/asanzdiego/curso-interfaces-web-2014/01-less/src</text:span></text:a></text:p>
        </text:list-item>
      </text:list>
      <text:h text:style-name="Heading_20_2" text:outline-level="2">Bibliografía</text:h>
      <text:p text:style-name="First_20_paragraph">Documentación oficial de Less</text:p>
      <text:list text:style-name="L29">
        <text:list-item>
          <text:p text:style-name="P756"><text:a xlink:type="simple" xlink:href="http://lesscss.org" office:name=""><text:span text:style-name="Definition">http://lesscss.or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